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2"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4"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6"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7"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29"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0"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1"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2"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3"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4"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5"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6"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7"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8"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39"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0"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1"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2"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3"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4"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5"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6"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7"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48"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49"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0"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1"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3"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54"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55"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56"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5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58"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59"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0"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1"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2"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3"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64"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65"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66"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67"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68"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69"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70"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71"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2"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90"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91"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9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56"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59"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6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64"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65"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66"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67"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68"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6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70"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71"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72"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73"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74" style:family="paragraph" style:parent-style-name="Standard" style:list-style-name="L2">
      <style:text-properties fo:font-size="6pt" officeooo:rsid="031bb53d" officeooo:paragraph-rsid="031bb53d" style:font-size-asian="6pt" style:font-size-complex="6pt"/>
    </style:style>
    <style:style style:name="P175" style:family="paragraph" style:parent-style-name="Standard" style:list-style-name="L2">
      <style:text-properties fo:font-size="6pt" officeooo:rsid="003d67a3" officeooo:paragraph-rsid="01b13904" style:font-size-asian="6pt" style:font-size-complex="6pt"/>
    </style:style>
    <style:style style:name="P176" style:family="paragraph" style:parent-style-name="Standard" style:list-style-name="L2">
      <style:text-properties fo:font-size="6pt" officeooo:rsid="0049410d" officeooo:paragraph-rsid="01b13904" style:font-size-asian="6pt" style:font-size-complex="6pt"/>
    </style:style>
    <style:style style:name="P177"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78"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79"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80"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81"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82"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83"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84"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85"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86"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87"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88"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89"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90"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91"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92"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93"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94"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95"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96"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97"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98"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99"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00"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01"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02"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03"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04"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05"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06"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07"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08"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09"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10"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11"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12"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13"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14"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15"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16"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17"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2456e1c" fo:background-color="#ffffff" loext:char-shading-value="0" style:font-weight-asian="bold" style:font-weight-complex="bold"/>
    </style:style>
    <style:style style:name="T116" style:family="text">
      <style:text-properties fo:font-weight="bold" officeooo:rsid="0246dc28" fo:background-color="#ffffff" loext:char-shading-value="0" style:font-weight-asian="bold" style:font-weight-complex="bold"/>
    </style:style>
    <style:style style:name="T117" style:family="text">
      <style:text-properties fo:font-weight="bold" officeooo:rsid="02e4a18c" fo:background-color="#ffffff" loext:char-shading-value="0" style:font-weight-asian="bold" style:font-weight-complex="bold"/>
    </style:style>
    <style:style style:name="T118" style:family="text">
      <style:text-properties fo:font-weight="bold" officeooo:rsid="03371390" fo:background-color="#ffffff" loext:char-shading-value="0" style:font-weight-asian="bold" style:font-weight-complex="bold"/>
    </style:style>
    <style:style style:name="T119" style:family="text">
      <style:text-properties fo:font-weight="bold" officeooo:rsid="03378aca" fo:background-color="#ffffff" loext:char-shading-value="0" style:font-weight-asian="bold" style:font-weight-complex="bold"/>
    </style:style>
    <style:style style:name="T120" style:family="text">
      <style:text-properties officeooo:rsid="001e797d"/>
    </style:style>
    <style:style style:name="T121" style:family="text">
      <style:text-properties officeooo:rsid="002181ad"/>
    </style:style>
    <style:style style:name="T122" style:family="text">
      <style:text-properties officeooo:rsid="00285432"/>
    </style:style>
    <style:style style:name="T123" style:family="text">
      <style:text-properties officeooo:rsid="002b64a6"/>
    </style:style>
    <style:style style:name="T124" style:family="text">
      <style:text-properties officeooo:rsid="002bdc2c"/>
    </style:style>
    <style:style style:name="T125" style:family="text">
      <style:text-properties officeooo:rsid="002d9760"/>
    </style:style>
    <style:style style:name="T126" style:family="text">
      <style:text-properties officeooo:rsid="0030ea98"/>
    </style:style>
    <style:style style:name="T127" style:family="text">
      <style:text-properties officeooo:rsid="003d67a3"/>
    </style:style>
    <style:style style:name="T128" style:family="text">
      <style:text-properties style:text-underline-style="solid" style:text-underline-width="auto" style:text-underline-color="font-color" officeooo:rsid="00b15bbf"/>
    </style:style>
    <style:style style:name="T129" style:family="text">
      <style:text-properties style:text-underline-style="solid" style:text-underline-width="auto" style:text-underline-color="font-color" fo:font-weight="normal" officeooo:rsid="0177c12b" style:font-weight-asian="normal" style:font-weight-complex="normal"/>
    </style:style>
    <style:style style:name="T130" style:family="text">
      <style:text-properties style:text-underline-style="none" officeooo:rsid="003d67a3"/>
    </style:style>
    <style:style style:name="T131" style:family="text">
      <style:text-properties style:text-underline-style="none" officeooo:rsid="00649ccf"/>
    </style:style>
    <style:style style:name="T132" style:family="text">
      <style:text-properties officeooo:rsid="00475ef9"/>
    </style:style>
    <style:style style:name="T133" style:family="text">
      <style:text-properties officeooo:rsid="004788ed"/>
    </style:style>
    <style:style style:name="T134" style:family="text">
      <style:text-properties officeooo:rsid="005247a2"/>
    </style:style>
    <style:style style:name="T135" style:family="text">
      <style:text-properties officeooo:rsid="0059406f"/>
    </style:style>
    <style:style style:name="T136" style:family="text">
      <style:text-properties officeooo:rsid="00662fd0"/>
    </style:style>
    <style:style style:name="T137" style:family="text">
      <style:text-properties officeooo:rsid="0069bca0"/>
    </style:style>
    <style:style style:name="T138" style:family="text">
      <style:text-properties officeooo:rsid="00707a23"/>
    </style:style>
    <style:style style:name="T139" style:family="text">
      <style:text-properties officeooo:rsid="007fb4a7"/>
    </style:style>
    <style:style style:name="T140" style:family="text">
      <style:text-properties officeooo:rsid="008a0586"/>
    </style:style>
    <style:style style:name="T141" style:family="text">
      <style:text-properties officeooo:rsid="00975fd8"/>
    </style:style>
    <style:style style:name="T142" style:family="text">
      <style:text-properties officeooo:rsid="00a088f9"/>
    </style:style>
    <style:style style:name="T143" style:family="text">
      <style:text-properties officeooo:rsid="00a73f18"/>
    </style:style>
    <style:style style:name="T144" style:family="text">
      <style:text-properties officeooo:rsid="00b15bbf"/>
    </style:style>
    <style:style style:name="T145" style:family="text">
      <style:text-properties officeooo:rsid="00c3077f"/>
    </style:style>
    <style:style style:name="T146" style:family="text">
      <style:text-properties officeooo:rsid="00c454b7"/>
    </style:style>
    <style:style style:name="T147" style:family="text">
      <style:text-properties fo:font-weight="normal" style:font-weight-asian="normal" style:font-weight-complex="normal"/>
    </style:style>
    <style:style style:name="T148" style:family="text">
      <style:text-properties fo:font-weight="normal" officeooo:rsid="008db9e4" style:font-weight-asian="normal" style:font-weight-complex="normal"/>
    </style:style>
    <style:style style:name="T149" style:family="text">
      <style:text-properties fo:font-weight="normal" officeooo:rsid="012ffcd8" style:font-weight-asian="normal" style:font-weight-complex="normal"/>
    </style:style>
    <style:style style:name="T150" style:family="text">
      <style:text-properties fo:font-weight="normal" officeooo:rsid="013244ae" style:font-weight-asian="normal" style:font-weight-complex="normal"/>
    </style:style>
    <style:style style:name="T151" style:family="text">
      <style:text-properties fo:font-weight="normal" officeooo:rsid="0134408c" style:font-weight-asian="normal" style:font-weight-complex="normal"/>
    </style:style>
    <style:style style:name="T152" style:family="text">
      <style:text-properties fo:font-weight="normal" officeooo:rsid="013508d2" style:font-weight-asian="normal" style:font-weight-complex="normal"/>
    </style:style>
    <style:style style:name="T153" style:family="text">
      <style:text-properties fo:font-weight="normal" officeooo:rsid="0135e3d0" style:font-weight-asian="normal" style:font-weight-complex="normal"/>
    </style:style>
    <style:style style:name="T154" style:family="text">
      <style:text-properties fo:font-weight="normal" officeooo:rsid="0136888c" style:font-weight-asian="normal" style:font-weight-complex="normal"/>
    </style:style>
    <style:style style:name="T155" style:family="text">
      <style:text-properties fo:font-weight="normal" officeooo:rsid="013726e3" style:font-weight-asian="normal" style:font-weight-complex="normal"/>
    </style:style>
    <style:style style:name="T156" style:family="text">
      <style:text-properties fo:font-weight="normal" officeooo:rsid="0137bca2" style:font-weight-asian="normal" style:font-weight-complex="normal"/>
    </style:style>
    <style:style style:name="T157" style:family="text">
      <style:text-properties fo:font-weight="normal" officeooo:rsid="0139366e" style:font-weight-asian="normal" style:font-weight-complex="normal"/>
    </style:style>
    <style:style style:name="T158" style:family="text">
      <style:text-properties fo:font-weight="normal" officeooo:rsid="013abd05" style:font-weight-asian="normal" style:font-weight-complex="normal"/>
    </style:style>
    <style:style style:name="T159" style:family="text">
      <style:text-properties fo:font-weight="normal" officeooo:rsid="013b6a7b" style:font-weight-asian="normal" style:font-weight-complex="normal"/>
    </style:style>
    <style:style style:name="T160" style:family="text">
      <style:text-properties fo:font-weight="normal" officeooo:rsid="013d0dd1" style:font-weight-asian="normal" style:font-weight-complex="normal"/>
    </style:style>
    <style:style style:name="T161" style:family="text">
      <style:text-properties fo:font-weight="normal" officeooo:rsid="013e521e" style:font-weight-asian="normal" style:font-weight-complex="normal"/>
    </style:style>
    <style:style style:name="T162" style:family="text">
      <style:text-properties fo:font-weight="normal" officeooo:rsid="00958f3b" style:font-weight-asian="normal" style:font-weight-complex="normal"/>
    </style:style>
    <style:style style:name="T163" style:family="text">
      <style:text-properties fo:font-weight="normal" officeooo:rsid="003d67a3" style:font-weight-asian="normal" style:font-weight-complex="normal"/>
    </style:style>
    <style:style style:name="T164" style:family="text">
      <style:text-properties fo:font-weight="normal" officeooo:rsid="014179bc" style:font-weight-asian="normal" style:font-weight-complex="normal"/>
    </style:style>
    <style:style style:name="T165" style:family="text">
      <style:text-properties fo:font-weight="normal" officeooo:rsid="01428586" style:font-weight-asian="normal" style:font-weight-complex="normal"/>
    </style:style>
    <style:style style:name="T166" style:family="text">
      <style:text-properties fo:font-weight="normal" officeooo:rsid="0142b7b1" style:font-weight-asian="normal" style:font-weight-complex="normal"/>
    </style:style>
    <style:style style:name="T167" style:family="text">
      <style:text-properties fo:font-weight="normal" officeooo:rsid="0144b6d3" style:font-weight-asian="normal" style:font-weight-complex="normal"/>
    </style:style>
    <style:style style:name="T168" style:family="text">
      <style:text-properties fo:font-weight="normal" officeooo:rsid="014c05cd" style:font-weight-asian="normal" style:font-weight-complex="normal"/>
    </style:style>
    <style:style style:name="T169" style:family="text">
      <style:text-properties fo:font-weight="normal" officeooo:rsid="014da41e" style:font-weight-asian="normal" style:font-weight-complex="normal"/>
    </style:style>
    <style:style style:name="T170" style:family="text">
      <style:text-properties fo:font-weight="normal" officeooo:rsid="014ea158" style:font-weight-asian="normal" style:font-weight-complex="normal"/>
    </style:style>
    <style:style style:name="T171" style:family="text">
      <style:text-properties fo:font-weight="normal" officeooo:rsid="01507d02" style:font-weight-asian="normal" style:font-weight-complex="normal"/>
    </style:style>
    <style:style style:name="T172" style:family="text">
      <style:text-properties fo:font-weight="normal" officeooo:rsid="0150e69f" style:font-weight-asian="normal" style:font-weight-complex="normal"/>
    </style:style>
    <style:style style:name="T173" style:family="text">
      <style:text-properties fo:font-weight="normal" officeooo:rsid="0165353b" style:font-weight-asian="normal" style:font-weight-complex="normal"/>
    </style:style>
    <style:style style:name="T174" style:family="text">
      <style:text-properties fo:font-weight="normal" officeooo:rsid="01671f25" style:font-weight-asian="normal" style:font-weight-complex="normal"/>
    </style:style>
    <style:style style:name="T175" style:family="text">
      <style:text-properties fo:font-weight="normal" officeooo:rsid="0167c3ac" style:font-weight-asian="normal" style:font-weight-complex="normal"/>
    </style:style>
    <style:style style:name="T176" style:family="text">
      <style:text-properties fo:font-weight="normal" officeooo:rsid="0169604c" style:font-weight-asian="normal" style:font-weight-complex="normal"/>
    </style:style>
    <style:style style:name="T177" style:family="text">
      <style:text-properties fo:font-weight="normal" officeooo:rsid="016c38be" style:font-weight-asian="normal" style:font-weight-complex="normal"/>
    </style:style>
    <style:style style:name="T178" style:family="text">
      <style:text-properties fo:font-weight="normal" officeooo:rsid="016c8843" style:font-weight-asian="normal" style:font-weight-complex="normal"/>
    </style:style>
    <style:style style:name="T179" style:family="text">
      <style:text-properties fo:font-weight="normal" officeooo:rsid="00c65aef" style:font-weight-asian="normal" style:font-weight-complex="normal"/>
    </style:style>
    <style:style style:name="T180" style:family="text">
      <style:text-properties fo:font-weight="normal" officeooo:rsid="0177c12b" style:font-weight-asian="normal" style:font-weight-complex="normal"/>
    </style:style>
    <style:style style:name="T181" style:family="text">
      <style:text-properties fo:font-weight="normal" officeooo:rsid="017b0d7c" style:font-weight-asian="normal" style:font-weight-complex="normal"/>
    </style:style>
    <style:style style:name="T182" style:family="text">
      <style:text-properties fo:font-weight="normal" officeooo:rsid="01813ab3" style:font-weight-asian="normal" style:font-weight-complex="normal"/>
    </style:style>
    <style:style style:name="T183" style:family="text">
      <style:text-properties fo:font-weight="normal" officeooo:rsid="01871af3" style:font-weight-asian="normal" style:font-weight-complex="normal"/>
    </style:style>
    <style:style style:name="T184" style:family="text">
      <style:text-properties fo:font-weight="normal" officeooo:rsid="01896b4c" style:font-weight-asian="normal" style:font-weight-complex="normal"/>
    </style:style>
    <style:style style:name="T185" style:family="text">
      <style:text-properties fo:font-weight="normal" officeooo:rsid="0190e989" style:font-weight-asian="normal" style:font-weight-complex="normal"/>
    </style:style>
    <style:style style:name="T186" style:family="text">
      <style:text-properties fo:font-weight="normal" officeooo:rsid="0193cec8" style:font-weight-asian="normal" style:font-weight-complex="normal"/>
    </style:style>
    <style:style style:name="T187" style:family="text">
      <style:text-properties fo:font-weight="normal" officeooo:rsid="019500b5" style:font-weight-asian="normal" style:font-weight-complex="normal"/>
    </style:style>
    <style:style style:name="T188" style:family="text">
      <style:text-properties fo:font-weight="normal" officeooo:rsid="01959635" style:font-weight-asian="normal" style:font-weight-complex="normal"/>
    </style:style>
    <style:style style:name="T189" style:family="text">
      <style:text-properties fo:font-weight="normal" officeooo:rsid="01964bb5" style:font-weight-asian="normal" style:font-weight-complex="normal"/>
    </style:style>
    <style:style style:name="T190" style:family="text">
      <style:text-properties fo:font-weight="normal" officeooo:rsid="01982339" style:font-weight-asian="normal" style:font-weight-complex="normal"/>
    </style:style>
    <style:style style:name="T191" style:family="text">
      <style:text-properties fo:font-weight="normal" officeooo:rsid="0198c407" style:font-weight-asian="normal" style:font-weight-complex="normal"/>
    </style:style>
    <style:style style:name="T192" style:family="text">
      <style:text-properties fo:font-weight="normal" officeooo:rsid="019920f6" style:font-weight-asian="normal" style:font-weight-complex="normal"/>
    </style:style>
    <style:style style:name="T193" style:family="text">
      <style:text-properties fo:font-weight="normal" officeooo:rsid="01998f19" style:font-weight-asian="normal" style:font-weight-complex="normal"/>
    </style:style>
    <style:style style:name="T194" style:family="text">
      <style:text-properties fo:font-weight="normal" officeooo:rsid="019c3693" style:font-weight-asian="normal" style:font-weight-complex="normal"/>
    </style:style>
    <style:style style:name="T195" style:family="text">
      <style:text-properties fo:font-weight="normal" officeooo:rsid="019d6bd8" style:font-weight-asian="normal" style:font-weight-complex="normal"/>
    </style:style>
    <style:style style:name="T196" style:family="text">
      <style:text-properties fo:font-weight="normal" officeooo:rsid="019f2c4c" style:font-weight-asian="normal" style:font-weight-complex="normal"/>
    </style:style>
    <style:style style:name="T197" style:family="text">
      <style:text-properties fo:font-weight="normal" officeooo:rsid="01b13904" style:font-weight-asian="normal" style:font-weight-complex="normal"/>
    </style:style>
    <style:style style:name="T198" style:family="text">
      <style:text-properties fo:font-weight="normal" officeooo:rsid="01bca45a" style:font-weight-asian="normal" style:font-weight-complex="normal"/>
    </style:style>
    <style:style style:name="T199" style:family="text">
      <style:text-properties fo:font-weight="normal" officeooo:rsid="01ce9507" style:font-weight-asian="normal" style:font-weight-complex="normal"/>
    </style:style>
    <style:style style:name="T200" style:family="text">
      <style:text-properties fo:font-weight="normal" officeooo:rsid="01cf93c0" style:font-weight-asian="normal" style:font-weight-complex="normal"/>
    </style:style>
    <style:style style:name="T201" style:family="text">
      <style:text-properties fo:font-weight="normal" officeooo:rsid="01d3bd2c" style:font-weight-asian="normal" style:font-weight-complex="normal"/>
    </style:style>
    <style:style style:name="T202" style:family="text">
      <style:text-properties fo:font-weight="normal" officeooo:rsid="01db72ad" style:font-weight-asian="normal" style:font-weight-complex="normal"/>
    </style:style>
    <style:style style:name="T203" style:family="text">
      <style:text-properties fo:font-weight="normal" officeooo:rsid="01dbec8a" style:font-weight-asian="normal" style:font-weight-complex="normal"/>
    </style:style>
    <style:style style:name="T204" style:family="text">
      <style:text-properties fo:font-weight="normal" officeooo:rsid="01dc4206" style:font-weight-asian="normal" style:font-weight-complex="normal"/>
    </style:style>
    <style:style style:name="T205" style:family="text">
      <style:text-properties fo:font-weight="normal" officeooo:rsid="01dda9b3" style:font-weight-asian="normal" style:font-weight-complex="normal"/>
    </style:style>
    <style:style style:name="T206" style:family="text">
      <style:text-properties fo:font-weight="normal" officeooo:rsid="01df3766" style:font-weight-asian="normal" style:font-weight-complex="normal"/>
    </style:style>
    <style:style style:name="T207" style:family="text">
      <style:text-properties fo:font-weight="normal" officeooo:rsid="01e027b5" style:font-weight-asian="normal" style:font-weight-complex="normal"/>
    </style:style>
    <style:style style:name="T208" style:family="text">
      <style:text-properties fo:font-weight="normal" officeooo:rsid="01c7948b" style:font-weight-asian="normal" style:font-weight-complex="normal"/>
    </style:style>
    <style:style style:name="T209" style:family="text">
      <style:text-properties fo:font-weight="normal" officeooo:rsid="0087a692" style:font-weight-asian="normal" style:font-weight-complex="normal"/>
    </style:style>
    <style:style style:name="T210" style:family="text">
      <style:text-properties fo:font-weight="normal" officeooo:rsid="0084e594" style:font-weight-asian="normal" style:font-weight-complex="normal"/>
    </style:style>
    <style:style style:name="T211" style:family="text">
      <style:text-properties fo:font-weight="normal" officeooo:rsid="01ec1fb7" style:font-weight-asian="normal" style:font-weight-complex="normal"/>
    </style:style>
    <style:style style:name="T212" style:family="text">
      <style:text-properties fo:font-weight="normal" officeooo:rsid="01f7a901" style:font-weight-asian="normal" style:font-weight-complex="normal"/>
    </style:style>
    <style:style style:name="T213" style:family="text">
      <style:text-properties fo:font-weight="normal" officeooo:rsid="01f9363b" style:font-weight-asian="normal" style:font-weight-complex="normal"/>
    </style:style>
    <style:style style:name="T214" style:family="text">
      <style:text-properties fo:font-weight="normal" officeooo:rsid="020a6f81" style:font-weight-asian="normal" style:font-weight-complex="normal"/>
    </style:style>
    <style:style style:name="T215" style:family="text">
      <style:text-properties fo:font-weight="normal" officeooo:rsid="020d9581" style:font-weight-asian="normal" style:font-weight-complex="normal"/>
    </style:style>
    <style:style style:name="T216" style:family="text">
      <style:text-properties fo:font-weight="normal" officeooo:rsid="020e4c8b" style:font-weight-asian="normal" style:font-weight-complex="normal"/>
    </style:style>
    <style:style style:name="T217" style:family="text">
      <style:text-properties fo:font-weight="normal" officeooo:rsid="020f389b" style:font-weight-asian="normal" style:font-weight-complex="normal"/>
    </style:style>
    <style:style style:name="T218" style:family="text">
      <style:text-properties fo:font-weight="normal" officeooo:rsid="02167ca8" style:font-weight-asian="normal" style:font-weight-complex="normal"/>
    </style:style>
    <style:style style:name="T219" style:family="text">
      <style:text-properties fo:font-weight="normal" officeooo:rsid="02193aae" style:font-weight-asian="normal" style:font-weight-complex="normal"/>
    </style:style>
    <style:style style:name="T220" style:family="text">
      <style:text-properties fo:font-weight="normal" officeooo:rsid="01475ed4" style:font-weight-asian="normal" style:font-weight-complex="normal"/>
    </style:style>
    <style:style style:name="T221" style:family="text">
      <style:text-properties fo:font-weight="normal" officeooo:rsid="021c941c" style:font-weight-asian="normal" style:font-weight-complex="normal"/>
    </style:style>
    <style:style style:name="T222" style:family="text">
      <style:text-properties fo:font-weight="normal" officeooo:rsid="024bf1cf" style:font-weight-asian="normal" style:font-weight-complex="normal"/>
    </style:style>
    <style:style style:name="T223" style:family="text">
      <style:text-properties fo:font-weight="normal" officeooo:rsid="024e5240" style:font-weight-asian="normal" style:font-weight-complex="normal"/>
    </style:style>
    <style:style style:name="T224" style:family="text">
      <style:text-properties fo:font-weight="normal" officeooo:rsid="024ee429" style:font-weight-asian="normal" style:font-weight-complex="normal"/>
    </style:style>
    <style:style style:name="T225" style:family="text">
      <style:text-properties fo:font-weight="normal" officeooo:rsid="025d6575" style:font-weight-asian="normal" style:font-weight-complex="normal"/>
    </style:style>
    <style:style style:name="T226" style:family="text">
      <style:text-properties fo:font-weight="normal" officeooo:rsid="0266be06" style:font-weight-asian="normal" style:font-weight-complex="normal"/>
    </style:style>
    <style:style style:name="T227" style:family="text">
      <style:text-properties fo:font-weight="normal" officeooo:rsid="026bbd26" style:font-weight-asian="normal" style:font-weight-complex="normal"/>
    </style:style>
    <style:style style:name="T228" style:family="text">
      <style:text-properties fo:font-weight="normal" officeooo:rsid="027bb650" style:font-weight-asian="normal" style:font-weight-complex="normal"/>
    </style:style>
    <style:style style:name="T229" style:family="text">
      <style:text-properties fo:font-weight="normal" officeooo:rsid="00707a23" style:font-weight-asian="normal" style:font-weight-complex="normal"/>
    </style:style>
    <style:style style:name="T230" style:family="text">
      <style:text-properties fo:font-weight="normal" officeooo:rsid="02b1365b" style:font-weight-asian="normal" style:font-weight-complex="normal"/>
    </style:style>
    <style:style style:name="T231" style:family="text">
      <style:text-properties fo:font-weight="normal" officeooo:rsid="02c3f88b" style:font-weight-asian="normal" style:font-weight-complex="normal"/>
    </style:style>
    <style:style style:name="T232" style:family="text">
      <style:text-properties fo:font-weight="normal" officeooo:rsid="02c4c0a8" style:font-weight-asian="normal" style:font-weight-complex="normal"/>
    </style:style>
    <style:style style:name="T233" style:family="text">
      <style:text-properties fo:font-weight="normal" officeooo:rsid="02ca3541" style:font-weight-asian="normal" style:font-weight-complex="normal"/>
    </style:style>
    <style:style style:name="T234" style:family="text">
      <style:text-properties fo:font-weight="normal" officeooo:rsid="02cb8444" style:font-weight-asian="normal" style:font-weight-complex="normal"/>
    </style:style>
    <style:style style:name="T235" style:family="text">
      <style:text-properties fo:font-weight="normal" officeooo:rsid="02e282b9" style:font-weight-asian="normal" style:font-weight-complex="normal"/>
    </style:style>
    <style:style style:name="T236" style:family="text">
      <style:text-properties fo:font-weight="normal" officeooo:rsid="02f432bf" style:font-weight-asian="normal" style:font-weight-complex="normal"/>
    </style:style>
    <style:style style:name="T237" style:family="text">
      <style:text-properties fo:font-weight="normal" officeooo:rsid="030acb25" style:font-weight-asian="normal" style:font-weight-complex="normal"/>
    </style:style>
    <style:style style:name="T238" style:family="text">
      <style:text-properties fo:font-weight="normal" officeooo:rsid="030b4e72" style:font-weight-asian="normal" style:font-weight-complex="normal"/>
    </style:style>
    <style:style style:name="T239" style:family="text">
      <style:text-properties fo:font-weight="normal" officeooo:rsid="0317832d" style:font-weight-asian="normal" style:font-weight-complex="normal"/>
    </style:style>
    <style:style style:name="T240" style:family="text">
      <style:text-properties fo:font-weight="normal" officeooo:rsid="032ee59b" style:font-weight-asian="normal" style:font-weight-complex="normal"/>
    </style:style>
    <style:style style:name="T241" style:family="text">
      <style:text-properties fo:font-weight="normal" officeooo:rsid="03305e41" style:font-weight-asian="normal" style:font-weight-complex="normal"/>
    </style:style>
    <style:style style:name="T242" style:family="text">
      <style:text-properties fo:font-weight="normal" officeooo:rsid="03311490" style:font-weight-asian="normal" style:font-weight-complex="normal"/>
    </style:style>
    <style:style style:name="T243" style:family="text">
      <style:text-properties fo:font-weight="normal" officeooo:rsid="0333ea89" style:font-weight-asian="normal" style:font-weight-complex="normal"/>
    </style:style>
    <style:style style:name="T244" style:family="text">
      <style:text-properties fo:font-weight="normal" officeooo:rsid="0335714d" style:font-weight-asian="normal" style:font-weight-complex="normal"/>
    </style:style>
    <style:style style:name="T245" style:family="text">
      <style:text-properties fo:font-weight="normal" officeooo:rsid="034baaa9" style:font-weight-asian="normal" style:font-weight-complex="normal"/>
    </style:style>
    <style:style style:name="T246" style:family="text">
      <style:text-properties fo:font-weight="normal" officeooo:rsid="03672f21" style:font-weight-asian="normal" style:font-weight-complex="normal"/>
    </style:style>
    <style:style style:name="T247" style:family="text">
      <style:text-properties fo:font-weight="normal" officeooo:rsid="0369102b" style:font-weight-asian="normal" style:font-weight-complex="normal"/>
    </style:style>
    <style:style style:name="T248" style:family="text">
      <style:text-properties fo:font-weight="normal" officeooo:rsid="0369b6c2" style:font-weight-asian="normal" style:font-weight-complex="normal"/>
    </style:style>
    <style:style style:name="T249" style:family="text">
      <style:text-properties fo:font-weight="normal" officeooo:rsid="036b6247" style:font-weight-asian="normal" style:font-weight-complex="normal"/>
    </style:style>
    <style:style style:name="T250" style:family="text">
      <style:text-properties fo:font-weight="normal" officeooo:rsid="036cce21" style:font-weight-asian="normal" style:font-weight-complex="normal"/>
    </style:style>
    <style:style style:name="T251" style:family="text">
      <style:text-properties fo:font-weight="normal" officeooo:rsid="036d3265" style:font-weight-asian="normal" style:font-weight-complex="normal"/>
    </style:style>
    <style:style style:name="T252" style:family="text">
      <style:text-properties fo:font-weight="normal" officeooo:rsid="037294ac" style:font-weight-asian="normal" style:font-weight-complex="normal"/>
    </style:style>
    <style:style style:name="T253" style:family="text">
      <style:text-properties fo:font-weight="normal" officeooo:rsid="0382a054" style:font-weight-asian="normal" style:font-weight-complex="normal"/>
    </style:style>
    <style:style style:name="T254" style:family="text">
      <style:text-properties fo:font-weight="normal" officeooo:rsid="0387c6aa" style:font-weight-asian="normal" style:font-weight-complex="normal"/>
    </style:style>
    <style:style style:name="T255" style:family="text">
      <style:text-properties fo:font-weight="normal" officeooo:rsid="03c6ef4f" style:font-weight-asian="normal" style:font-weight-complex="normal"/>
    </style:style>
    <style:style style:name="T256" style:family="text">
      <style:text-properties fo:font-weight="normal" fo:background-color="#ffffff" loext:char-shading-value="0" style:font-weight-asian="normal" style:font-weight-complex="normal"/>
    </style:style>
    <style:style style:name="T257" style:family="text">
      <style:text-properties fo:font-weight="normal" officeooo:rsid="01df3766" fo:background-color="#ffffff" loext:char-shading-value="0" style:font-weight-asian="normal" style:font-weight-complex="normal"/>
    </style:style>
    <style:style style:name="T258" style:family="text">
      <style:text-properties fo:font-weight="normal" officeooo:rsid="022b97d5" fo:background-color="#ffffff" loext:char-shading-value="0" style:font-weight-asian="normal" style:font-weight-complex="normal"/>
    </style:style>
    <style:style style:name="T259" style:family="text">
      <style:text-properties fo:font-weight="normal" officeooo:rsid="0277a899" fo:background-color="#ffffff" loext:char-shading-value="0" style:font-weight-asian="normal" style:font-weight-complex="normal"/>
    </style:style>
    <style:style style:name="T260" style:family="text">
      <style:text-properties fo:font-weight="normal" officeooo:rsid="0273bc43" fo:background-color="#ffffff" loext:char-shading-value="0" style:font-weight-asian="normal" style:font-weight-complex="normal"/>
    </style:style>
    <style:style style:name="T261" style:family="text">
      <style:text-properties fo:font-weight="normal" officeooo:rsid="027e909b" fo:background-color="#ffffff" loext:char-shading-value="0" style:font-weight-asian="normal" style:font-weight-complex="normal"/>
    </style:style>
    <style:style style:name="T262" style:family="text">
      <style:text-properties fo:font-weight="normal" officeooo:rsid="02ce8a03" fo:background-color="#ffffff" loext:char-shading-value="0" style:font-weight-asian="normal" style:font-weight-complex="normal"/>
    </style:style>
    <style:style style:name="T263" style:family="text">
      <style:text-properties fo:font-weight="normal" officeooo:rsid="02cf439c" fo:background-color="#ffffff" loext:char-shading-value="0" style:font-weight-asian="normal" style:font-weight-complex="normal"/>
    </style:style>
    <style:style style:name="T264" style:family="text">
      <style:text-properties fo:font-weight="normal" officeooo:rsid="02e4a18c" fo:background-color="#ffffff" loext:char-shading-value="0" style:font-weight-asian="normal" style:font-weight-complex="normal"/>
    </style:style>
    <style:style style:name="T265" style:family="text">
      <style:text-properties fo:font-weight="normal" officeooo:rsid="03371390" fo:background-color="#ffffff" loext:char-shading-value="0" style:font-weight-asian="normal" style:font-weight-complex="normal"/>
    </style:style>
    <style:style style:name="T266" style:family="text">
      <style:text-properties fo:font-weight="normal" officeooo:rsid="03378aca" fo:background-color="#ffffff" loext:char-shading-value="0" style:font-weight-asian="normal" style:font-weight-complex="normal"/>
    </style:style>
    <style:style style:name="T267" style:family="text">
      <style:text-properties fo:font-weight="normal" officeooo:rsid="02e282b9" fo:background-color="#ffffff" loext:char-shading-value="0" style:font-weight-asian="normal" style:font-weight-complex="normal"/>
    </style:style>
    <style:style style:name="T268" style:family="text">
      <style:text-properties fo:font-weight="normal" officeooo:rsid="030952c5" fo:background-color="#ffffff" loext:char-shading-value="0" style:font-weight-asian="normal" style:font-weight-complex="normal"/>
    </style:style>
    <style:style style:name="T269" style:family="text">
      <style:text-properties fo:font-weight="normal" officeooo:rsid="030ce8d5" fo:background-color="#ffffff" loext:char-shading-value="0" style:font-weight-asian="normal" style:font-weight-complex="normal"/>
    </style:style>
    <style:style style:name="T270" style:family="text">
      <style:text-properties fo:font-weight="normal" officeooo:rsid="0337cd0a" fo:background-color="#ffffff" loext:char-shading-value="0" style:font-weight-asian="normal" style:font-weight-complex="normal"/>
    </style:style>
    <style:style style:name="T271" style:family="text">
      <style:text-properties officeooo:rsid="00c65aef"/>
    </style:style>
    <style:style style:name="T272" style:family="text">
      <style:text-properties officeooo:rsid="00d2fc96"/>
    </style:style>
    <style:style style:name="T273" style:family="text">
      <style:text-properties officeooo:rsid="00dd6dfb"/>
    </style:style>
    <style:style style:name="T274" style:family="text">
      <style:text-properties officeooo:rsid="010aea8c"/>
    </style:style>
    <style:style style:name="T275" style:family="text">
      <style:text-properties officeooo:rsid="010f5624"/>
    </style:style>
    <style:style style:name="T276" style:family="text">
      <style:text-properties officeooo:rsid="01113c05"/>
    </style:style>
    <style:style style:name="T277" style:family="text">
      <style:text-properties officeooo:rsid="0112f832"/>
    </style:style>
    <style:style style:name="T278" style:family="text">
      <style:text-properties officeooo:rsid="011937ab"/>
    </style:style>
    <style:style style:name="T279" style:family="text">
      <style:text-properties officeooo:rsid="011fabe3"/>
    </style:style>
    <style:style style:name="T280" style:family="text">
      <style:text-properties officeooo:rsid="01200957"/>
    </style:style>
    <style:style style:name="T281" style:family="text">
      <style:text-properties officeooo:rsid="0129c670"/>
    </style:style>
    <style:style style:name="T282" style:family="text">
      <style:text-properties officeooo:rsid="012b65f2"/>
    </style:style>
    <style:style style:name="T283" style:family="text">
      <style:text-properties officeooo:rsid="013082c8"/>
    </style:style>
    <style:style style:name="T284" style:family="text">
      <style:text-properties officeooo:rsid="015abb8d"/>
    </style:style>
    <style:style style:name="T285" style:family="text">
      <style:text-properties officeooo:rsid="015ee3b0"/>
    </style:style>
    <style:style style:name="T286" style:family="text">
      <style:text-properties officeooo:rsid="015fef79"/>
    </style:style>
    <style:style style:name="T287" style:family="text">
      <style:text-properties officeooo:rsid="016c38be"/>
    </style:style>
    <style:style style:name="T288" style:family="text">
      <style:text-properties officeooo:rsid="01713468"/>
    </style:style>
    <style:style style:name="T289" style:family="text">
      <style:text-properties officeooo:rsid="017da058"/>
    </style:style>
    <style:style style:name="T290" style:family="text">
      <style:text-properties officeooo:rsid="01864aee"/>
    </style:style>
    <style:style style:name="T291" style:family="text">
      <style:text-properties officeooo:rsid="018b824a"/>
    </style:style>
    <style:style style:name="T292" style:family="text">
      <style:text-properties officeooo:rsid="019a92bf"/>
    </style:style>
    <style:style style:name="T293" style:family="text">
      <style:text-properties officeooo:rsid="01aef3a3"/>
    </style:style>
    <style:style style:name="T294" style:family="text">
      <style:text-properties officeooo:rsid="01b13904"/>
    </style:style>
    <style:style style:name="T295" style:family="text">
      <style:text-properties officeooo:rsid="01b6baa4"/>
    </style:style>
    <style:style style:name="T296" style:family="text">
      <style:text-properties officeooo:rsid="012ffcd8"/>
    </style:style>
    <style:style style:name="T297" style:family="text">
      <style:text-properties officeooo:rsid="01c38d0b"/>
    </style:style>
    <style:style style:name="T298" style:family="text">
      <style:text-properties officeooo:rsid="01dbec8a"/>
    </style:style>
    <style:style style:name="T299" style:family="text">
      <style:text-properties officeooo:rsid="01df3766"/>
    </style:style>
    <style:style style:name="T300" style:family="text">
      <style:text-properties officeooo:rsid="01e3345d"/>
    </style:style>
    <style:style style:name="T301" style:family="text">
      <style:text-properties officeooo:rsid="01f25613"/>
    </style:style>
    <style:style style:name="T302" style:family="text">
      <style:text-properties officeooo:rsid="01f32186"/>
    </style:style>
    <style:style style:name="T303" style:family="text">
      <style:text-properties officeooo:rsid="02119d09"/>
    </style:style>
    <style:style style:name="T304" style:family="text">
      <style:text-properties officeooo:rsid="0214d2dd"/>
    </style:style>
    <style:style style:name="T305" style:family="text">
      <style:text-properties officeooo:rsid="021ff269"/>
    </style:style>
    <style:style style:name="T306" style:family="text">
      <style:text-properties officeooo:rsid="02237d07"/>
    </style:style>
    <style:style style:name="T307" style:family="text">
      <style:text-properties officeooo:rsid="0226aaf0"/>
    </style:style>
    <style:style style:name="T308" style:family="text">
      <style:text-properties officeooo:rsid="022b2761"/>
    </style:style>
    <style:style style:name="T309" style:family="text">
      <style:text-properties fo:background-color="#ffffff" loext:char-shading-value="0"/>
    </style:style>
    <style:style style:name="T310" style:family="text">
      <style:text-properties officeooo:rsid="00e471d6" fo:background-color="#ffffff" loext:char-shading-value="0"/>
    </style:style>
    <style:style style:name="T311" style:family="text">
      <style:text-properties officeooo:rsid="005b7a24" fo:background-color="#ffffff" loext:char-shading-value="0"/>
    </style:style>
    <style:style style:name="T312" style:family="text">
      <style:text-properties officeooo:rsid="022eeb78" fo:background-color="#ffffff" loext:char-shading-value="0"/>
    </style:style>
    <style:style style:name="T313" style:family="text">
      <style:text-properties officeooo:rsid="000b3528" fo:background-color="#ffffff" loext:char-shading-value="0"/>
    </style:style>
    <style:style style:name="T314" style:family="text">
      <style:text-properties officeooo:rsid="00110cbe" fo:background-color="#ffffff" loext:char-shading-value="0"/>
    </style:style>
    <style:style style:name="T315" style:family="text">
      <style:text-properties officeooo:rsid="023560be" fo:background-color="#ffffff" loext:char-shading-value="0"/>
    </style:style>
    <style:style style:name="T316" style:family="text">
      <style:text-properties officeooo:rsid="0242eaa4" fo:background-color="#ffffff" loext:char-shading-value="0"/>
    </style:style>
    <style:style style:name="T317" style:family="text">
      <style:text-properties officeooo:rsid="0244d94e" fo:background-color="#ffffff" loext:char-shading-value="0"/>
    </style:style>
    <style:style style:name="T318" style:family="text">
      <style:text-properties officeooo:rsid="025839fd" fo:background-color="#ffffff" loext:char-shading-value="0"/>
    </style:style>
    <style:style style:name="T319" style:family="text">
      <style:text-properties officeooo:rsid="026d525c" fo:background-color="#ffffff" loext:char-shading-value="0"/>
    </style:style>
    <style:style style:name="T320" style:family="text">
      <style:text-properties officeooo:rsid="00086c8e" fo:background-color="#ffffff" loext:char-shading-value="0"/>
    </style:style>
    <style:style style:name="T321" style:family="text">
      <style:text-properties officeooo:rsid="026edfca" fo:background-color="#ffffff" loext:char-shading-value="0"/>
    </style:style>
    <style:style style:name="T322" style:family="text">
      <style:text-properties officeooo:rsid="0272730c" fo:background-color="#ffffff" loext:char-shading-value="0"/>
    </style:style>
    <style:style style:name="T323" style:family="text">
      <style:text-properties officeooo:rsid="0273bc43" fo:background-color="#ffffff" loext:char-shading-value="0"/>
    </style:style>
    <style:style style:name="T324" style:family="text">
      <style:text-properties officeooo:rsid="01df3766" fo:background-color="#ffffff" loext:char-shading-value="0"/>
    </style:style>
    <style:style style:name="T325" style:family="text">
      <style:text-properties officeooo:rsid="0277a899" fo:background-color="#ffffff" loext:char-shading-value="0"/>
    </style:style>
    <style:style style:name="T326" style:family="text">
      <style:text-properties officeooo:rsid="027e909b" fo:background-color="#ffffff" loext:char-shading-value="0"/>
    </style:style>
    <style:style style:name="T327" style:family="text">
      <style:text-properties officeooo:rsid="033e21f0" fo:background-color="#ffffff" loext:char-shading-value="0"/>
    </style:style>
    <style:style style:name="T328" style:family="text">
      <style:text-properties officeooo:rsid="033ec7a3" fo:background-color="#ffffff" loext:char-shading-value="0"/>
    </style:style>
    <style:style style:name="T329" style:family="text">
      <style:text-properties officeooo:rsid="023304c0"/>
    </style:style>
    <style:style style:name="T330" style:family="text">
      <style:text-properties officeooo:rsid="023a8061"/>
    </style:style>
    <style:style style:name="T331" style:family="text">
      <style:text-properties officeooo:rsid="023c663a"/>
    </style:style>
    <style:style style:name="T332" style:family="text">
      <style:text-properties officeooo:rsid="023daa74"/>
    </style:style>
    <style:style style:name="T333" style:family="text">
      <style:text-properties officeooo:rsid="02488890"/>
    </style:style>
    <style:style style:name="T334" style:family="text">
      <style:text-properties officeooo:rsid="024bf1cf"/>
    </style:style>
    <style:style style:name="T335" style:family="text">
      <style:text-properties officeooo:rsid="024e5240"/>
    </style:style>
    <style:style style:name="T336" style:family="text">
      <style:text-properties officeooo:rsid="0250534b"/>
    </style:style>
    <style:style style:name="T337" style:family="text">
      <style:text-properties officeooo:rsid="0253234f"/>
    </style:style>
    <style:style style:name="T338" style:family="text">
      <style:text-properties officeooo:rsid="024f0ff8" fo:background-color="transparent" loext:char-shading-value="0"/>
    </style:style>
    <style:style style:name="T339" style:family="text">
      <style:text-properties officeooo:rsid="00086c8e" fo:background-color="transparent" loext:char-shading-value="0"/>
    </style:style>
    <style:style style:name="T340" style:family="text">
      <style:text-properties officeooo:rsid="025c76cf"/>
    </style:style>
    <style:style style:name="T341" style:family="text">
      <style:text-properties officeooo:rsid="0264e746"/>
    </style:style>
    <style:style style:name="T342" style:family="text">
      <style:text-properties officeooo:rsid="026c7f0f"/>
    </style:style>
    <style:style style:name="T343" style:family="text">
      <style:text-properties officeooo:rsid="0270390a"/>
    </style:style>
    <style:style style:name="T344" style:family="text">
      <style:text-properties officeooo:rsid="0006e6f8"/>
    </style:style>
    <style:style style:name="T345" style:family="text">
      <style:text-properties officeooo:rsid="028a0774"/>
    </style:style>
    <style:style style:name="T346" style:family="text">
      <style:text-properties style:text-line-through-style="none" style:text-line-through-type="none" fo:font-style="normal" style:text-underline-style="none" officeooo:rsid="02998615" style:font-style-asian="normal" style:font-style-complex="normal"/>
    </style:style>
    <style:style style:name="T347" style:family="text">
      <style:text-properties style:text-line-through-style="none" style:text-line-through-type="none" fo:font-style="normal" style:text-underline-style="none" officeooo:rsid="029ad66b" style:font-style-asian="normal" style:font-style-complex="normal"/>
    </style:style>
    <style:style style:name="T348" style:family="text">
      <style:text-properties style:text-line-through-style="none" style:text-line-through-type="none" fo:font-style="normal" style:text-underline-style="none" officeooo:rsid="029bb9a7" style:font-style-asian="normal" style:font-style-complex="normal"/>
    </style:style>
    <style:style style:name="T349" style:family="text">
      <style:text-properties style:text-line-through-style="none" style:text-line-through-type="none" fo:font-style="normal" style:text-underline-style="none" officeooo:rsid="029c4089" style:font-style-asian="normal" style:font-style-complex="normal"/>
    </style:style>
    <style:style style:name="T350" style:family="text">
      <style:text-properties style:text-line-through-style="none" style:text-line-through-type="none" fo:font-style="normal" style:text-underline-style="none" officeooo:rsid="02a5776e" style:font-style-asian="normal" style:font-style-complex="normal"/>
    </style:style>
    <style:style style:name="T351" style:family="text">
      <style:text-properties style:text-line-through-style="none" style:text-line-through-type="none" fo:font-style="normal" style:text-underline-style="none" officeooo:rsid="02af51ad" style:font-style-asian="normal" style:font-style-complex="normal"/>
    </style:style>
    <style:style style:name="T352" style:family="text">
      <style:text-properties style:text-line-through-style="none" style:text-line-through-type="none" fo:font-style="normal" style:text-underline-style="none" officeooo:rsid="02c8891a" style:font-style-asian="normal" style:font-style-complex="normal"/>
    </style:style>
    <style:style style:name="T353" style:family="text">
      <style:text-properties style:text-line-through-style="none" style:text-line-through-type="none" fo:font-style="normal" style:text-underline-style="none" officeooo:rsid="03147ebc" style:font-style-asian="normal" style:font-style-complex="normal"/>
    </style:style>
    <style:style style:name="T354"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55"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56"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57"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58"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59"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60"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61"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62"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63" style:family="text">
      <style:text-properties officeooo:rsid="028e17e1"/>
    </style:style>
    <style:style style:name="T364" style:family="text">
      <style:text-properties officeooo:rsid="0295432f"/>
    </style:style>
    <style:style style:name="T365" style:family="text">
      <style:text-properties officeooo:rsid="029c4089"/>
    </style:style>
    <style:style style:name="T366" style:family="text">
      <style:text-properties officeooo:rsid="029c5bf6"/>
    </style:style>
    <style:style style:name="T367" style:family="text">
      <style:text-properties officeooo:rsid="02a75c7b"/>
    </style:style>
    <style:style style:name="T368" style:family="text">
      <style:text-properties officeooo:rsid="02ae221d"/>
    </style:style>
    <style:style style:name="T369" style:family="text">
      <style:text-properties officeooo:rsid="02b045f8"/>
    </style:style>
    <style:style style:name="T370" style:family="text">
      <style:text-properties officeooo:rsid="02b09f9b"/>
    </style:style>
    <style:style style:name="T371" style:family="text">
      <style:text-properties officeooo:rsid="02b5a5f4"/>
    </style:style>
    <style:style style:name="T372" style:family="text">
      <style:text-properties officeooo:rsid="02b7baf8"/>
    </style:style>
    <style:style style:name="T373" style:family="text">
      <style:text-properties officeooo:rsid="02bac7c9"/>
    </style:style>
    <style:style style:name="T374" style:family="text">
      <style:text-properties officeooo:rsid="02bebe3b"/>
    </style:style>
    <style:style style:name="T375" style:family="text">
      <style:text-properties officeooo:rsid="02c55eef"/>
    </style:style>
    <style:style style:name="T376" style:family="text">
      <style:text-properties officeooo:rsid="02d2092c"/>
    </style:style>
    <style:style style:name="T377" style:family="text">
      <style:text-properties officeooo:rsid="02d86d6c"/>
    </style:style>
    <style:style style:name="T378" style:family="text">
      <style:text-properties officeooo:rsid="02e282b9"/>
    </style:style>
    <style:style style:name="T379" style:family="text">
      <style:text-properties officeooo:rsid="02f2ba1f"/>
    </style:style>
    <style:style style:name="T380" style:family="text">
      <style:text-properties officeooo:rsid="02f63819"/>
    </style:style>
    <style:style style:name="T381" style:family="text">
      <style:text-properties officeooo:rsid="02fad434"/>
    </style:style>
    <style:style style:name="T382" style:family="text">
      <style:text-properties officeooo:rsid="02fc503d"/>
    </style:style>
    <style:style style:name="T383" style:family="text">
      <style:text-properties officeooo:rsid="02fcfe42"/>
    </style:style>
    <style:style style:name="T384" style:family="text">
      <style:text-properties officeooo:rsid="02ff0c76"/>
    </style:style>
    <style:style style:name="T385" style:family="text">
      <style:text-properties officeooo:rsid="02ffbb48"/>
    </style:style>
    <style:style style:name="T386" style:family="text">
      <style:text-properties officeooo:rsid="030030ba"/>
    </style:style>
    <style:style style:name="T387" style:family="text">
      <style:text-properties officeooo:rsid="0300607e"/>
    </style:style>
    <style:style style:name="T388" style:family="text">
      <style:text-properties officeooo:rsid="03061890"/>
    </style:style>
    <style:style style:name="T389" style:family="text">
      <style:text-properties officeooo:rsid="03088f30"/>
    </style:style>
    <style:style style:name="T390" style:family="text">
      <style:text-properties officeooo:rsid="030935c6"/>
    </style:style>
    <style:style style:name="T391" style:family="text">
      <style:text-properties officeooo:rsid="030952c5"/>
    </style:style>
    <style:style style:name="T392" style:family="text">
      <style:text-properties officeooo:rsid="030ce8d5"/>
    </style:style>
    <style:style style:name="T393" style:family="text">
      <style:text-properties officeooo:rsid="0317832d"/>
    </style:style>
    <style:style style:name="T394" style:family="text">
      <style:text-properties officeooo:rsid="031c2bb1"/>
    </style:style>
    <style:style style:name="T395" style:family="text">
      <style:text-properties officeooo:rsid="0320f04d"/>
    </style:style>
    <style:style style:name="T396" style:family="text">
      <style:text-properties officeooo:rsid="0321ecc3"/>
    </style:style>
    <style:style style:name="T397" style:family="text">
      <style:text-properties officeooo:rsid="032c2b76"/>
    </style:style>
    <style:style style:name="T398" style:family="text">
      <style:text-properties officeooo:rsid="032d1ae0"/>
    </style:style>
    <style:style style:name="T399" style:family="text">
      <style:text-properties officeooo:rsid="032ee59b"/>
    </style:style>
    <style:style style:name="T400" style:family="text">
      <style:text-properties officeooo:rsid="03311490"/>
    </style:style>
    <style:style style:name="T401" style:family="text">
      <style:text-properties officeooo:rsid="0333ea89"/>
    </style:style>
    <style:style style:name="T402" style:family="text">
      <style:text-properties officeooo:rsid="0335714d"/>
    </style:style>
    <style:style style:name="T403" style:family="text">
      <style:text-properties officeooo:rsid="03398125"/>
    </style:style>
    <style:style style:name="T404" style:family="text">
      <style:text-properties officeooo:rsid="03413bc8"/>
    </style:style>
    <style:style style:name="T405" style:family="text">
      <style:text-properties officeooo:rsid="0342c73b"/>
    </style:style>
    <style:style style:name="T406" style:family="text">
      <style:text-properties officeooo:rsid="03432940"/>
    </style:style>
    <style:style style:name="T407" style:family="text">
      <style:text-properties officeooo:rsid="0347c345"/>
    </style:style>
    <style:style style:name="T408" style:family="text">
      <style:text-properties officeooo:rsid="034ae142"/>
    </style:style>
    <style:style style:name="T409" style:family="text">
      <style:text-properties officeooo:rsid="034c6817"/>
    </style:style>
    <style:style style:name="T410" style:family="text">
      <style:text-properties officeooo:rsid="03559501"/>
    </style:style>
    <style:style style:name="T411" style:family="text">
      <style:text-properties officeooo:rsid="0355ed92"/>
    </style:style>
    <style:style style:name="T412" style:family="text">
      <style:text-properties officeooo:rsid="03567e16"/>
    </style:style>
    <style:style style:name="T413" style:family="text">
      <style:text-properties officeooo:rsid="0357667c"/>
    </style:style>
    <style:style style:name="T414" style:family="text">
      <style:text-properties officeooo:rsid="035da5a1"/>
    </style:style>
    <style:style style:name="T415" style:family="text">
      <style:text-properties officeooo:rsid="036070ef"/>
    </style:style>
    <style:style style:name="T416" style:family="text">
      <style:text-properties officeooo:rsid="03616dd3"/>
    </style:style>
    <style:style style:name="T417" style:family="text">
      <style:text-properties officeooo:rsid="03650913"/>
    </style:style>
    <style:style style:name="T418" style:family="text">
      <style:text-properties officeooo:rsid="03657c60"/>
    </style:style>
    <style:style style:name="T419" style:family="text">
      <style:text-properties officeooo:rsid="0379141a"/>
    </style:style>
    <style:style style:name="T420" style:family="text">
      <style:text-properties officeooo:rsid="037b0fc7"/>
    </style:style>
    <style:style style:name="T421" style:family="text">
      <style:text-properties officeooo:rsid="037d8312"/>
    </style:style>
    <style:style style:name="T422" style:family="text">
      <style:text-properties officeooo:rsid="03802ea9"/>
    </style:style>
    <style:style style:name="T423" style:family="text">
      <style:text-properties officeooo:rsid="0381bdf9"/>
    </style:style>
    <style:style style:name="T424" style:family="text">
      <style:text-properties officeooo:rsid="0383c415"/>
    </style:style>
    <style:style style:name="T425" style:family="text">
      <style:text-properties officeooo:rsid="038eba19"/>
    </style:style>
    <style:style style:name="T426" style:family="text">
      <style:text-properties officeooo:rsid="03940c1e"/>
    </style:style>
    <style:style style:name="T427" style:family="text">
      <style:text-properties officeooo:rsid="0396d3e2"/>
    </style:style>
    <style:style style:name="T428" style:family="text">
      <style:text-properties officeooo:rsid="039bcb07"/>
    </style:style>
    <style:style style:name="T429" style:family="text">
      <style:text-properties officeooo:rsid="039dcb9d"/>
    </style:style>
    <style:style style:name="T430" style:family="text">
      <style:text-properties officeooo:rsid="039fd5a5"/>
    </style:style>
    <style:style style:name="T431" style:family="text">
      <style:text-properties officeooo:rsid="03a04c5f"/>
    </style:style>
    <style:style style:name="T432" style:family="text">
      <style:text-properties officeooo:rsid="03a491b4"/>
    </style:style>
    <style:style style:name="T433" style:family="text">
      <style:text-properties officeooo:rsid="03ab9c45"/>
    </style:style>
    <style:style style:name="T434" style:family="text">
      <style:text-properties officeooo:rsid="03aee4dc"/>
    </style:style>
    <style:style style:name="T435" style:family="text">
      <style:text-properties officeooo:rsid="03af8229"/>
    </style:style>
    <style:style style:name="T436" style:family="text">
      <style:text-properties officeooo:rsid="03b15e2c"/>
    </style:style>
    <style:style style:name="T437" style:family="text">
      <style:text-properties officeooo:rsid="03b2706b"/>
    </style:style>
    <style:style style:name="T438" style:family="text">
      <style:text-properties officeooo:rsid="03b6629b"/>
    </style:style>
    <style:style style:name="T439" style:family="text">
      <style:text-properties officeooo:rsid="03bc9d3c"/>
    </style:style>
    <style:style style:name="T440" style:family="text">
      <style:text-properties officeooo:rsid="03c0772d"/>
    </style:style>
    <style:style style:name="T441" style:family="text">
      <style:text-properties officeooo:rsid="03c37acd"/>
    </style:style>
    <style:style style:name="T442" style:family="text">
      <style:text-properties officeooo:rsid="03c3948c"/>
    </style:style>
    <style:style style:name="T443" style:family="text">
      <style:text-properties officeooo:rsid="03c6ef4f"/>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Casa <text:span text:style-name="T1">gourmet</text:span></text:p>
      <text:p text:style-name="P62"/>
      <text:p text:style-name="P61">os sistema e suas especificações:</text:p>
      <text:p text:style-name="P61"/>
      <text:p text:style-name="P61"><text:tab/><text:span text:style-name="T373">estrelas serão u termometro para qualidade.</text:span></text:p>
      <text:list xml:id="list4912461565739543339" text:style-name="L1">
        <text:list-item>
          <text:p text:style-name="P173"><text:span text:style-name="T3">Participante estátco </text:span><text:span text:style-name="T72">ou alvo</text:span>, pessoa cadastrada ou não no sistema <text:s/><text:span text:style-name="T409">e possíves candidatos a trabalhar durante o evento caso algo de errado aconteça</text:span></text:p>
        </text:list-item>
        <text:list-item>
          <text:p text:style-name="P173"><text:span text:style-name="T3">Participante dinâmico,</text:span> representa todos os envolvidos na produção, performanse controle etc. <text:span text:style-name="T397">d</text:span>o evento.</text:p>
        </text:list-item>
        <text:list-item>
          <text:p text:style-name="P173"><text:span text:style-name="T3">Participante principal,</text:span> define investidores, ou promotores de eventos cujo desempenha trabalho adiministrativo antes, durante e depois do evento <text:span text:style-name="T398">e fornecimento de insumos</text:span>.</text:p>
        </text:list-item>
      </text:list>
      <text:p text:style-name="P91">→<text:span text:style-name="T443"> cadastrar:</text:span></text:p>
      <text:p text:style-name="P91"><text:tab/><text:span text:style-name="T255">oferece um sitema de cadastro do participante permitindo a seleção de loja servidor ou participante comum.</text:span></text:p>
      <text:p text:style-name="P21"><text:span text:style-name="T443">→ </text:span><text:s/><text:span text:style-name="T11">login/</text:span><text:span text:style-name="T44">logout</text:span></text:p>
      <text:p text:style-name="P48"><text:tab/><text:span text:style-name="T309"> </text:span><text:span text:style-name="T319">Deve ofrecer a função de entrar no sistema ou sair </text:span><text:span text:style-name="T322">salvando todas as alterações e fechando todo o sistema. </text:span><text:span text:style-name="T325">Ao entrar <text:s/>o usuário deverá ser conduzido para</text:span><text:span text:style-name="T312"> o </text:span><text:span text:style-name="T338">lobby</text:span><text:span text:style-name="T312">. </text:span><text:span text:style-name="T323">Quando os dados do usuário se motrarem incompativeis com a senha deve ser su</text:span><text:span text:style-name="T327">ge</text:span><text:span text:style-name="T323">rido o modo de recuperação de senha mais adequado, ou o sistema de cadastramento</text:span><text:span text:style-name="T260">.</text:span></text:p>
      <text:p text:style-name="P90"><text:span text:style-name="T323">→</text:span><text:span text:style-name="T309"> </text:span><text:span text:style-name="T323">S</text:span><text:span text:style-name="T309">alvaDados</text:span><text:span text:style-name="T326">Temporarios</text:span><text:span text:style-name="T309">:</text:span></text:p>
      <text:p text:style-name="P60"><text:span text:style-name="T256"><text:tab/>Garante a persistencia dos dados, durante a utilização do sistema, tantando garantir até mesmo as alterações temporarias. </text:span><text:span text:style-name="T261">E caso o sistema seja fechado inesperadamente. </text:span></text:p>
      <text:p text:style-name="P59"><text:span text:style-name="T3">→</text:span><text:span text:style-name="T43"> ConfirmaDados</text:span><text:span text:style-name="T45">Login</text:span><text:span text:style-name="T43">:</text:span></text:p>
      <text:p text:style-name="P59"><text:span text:style-name="T43"><text:tab/></text:span><text:span text:style-name="T227">Se encarrega de verificar os dados que são enseridos, e confirma a existencia no banco de dados.</text:span><text:span text:style-name="T228"> No caso de dados como cpf ou cnpj deve haver uma busca de dados nos órgãos reponsaveis do governo.</text:span></text:p>
      <text:p text:style-name="P59"><text:span text:style-name="T3">→</text:span><text:span text:style-name="T42"> </text:span><text:span text:style-name="T3">Cadastro r</text:span><text:span text:style-name="T41">á</text:span><text:span text:style-name="T3">pido</text:span>:</text:p>
      <text:p text:style-name="P59"><text:tab/>Sistema de cadastramento apartir de redes sociais, esse sitema deve, no ato do cadastramento, absorver os dados do usuário atravéz d<text:span text:style-name="T340">e</text:span> rede socia<text:span text:style-name="T340">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59">→<text:span text:style-name="T364"> </text:span><text:span text:style-name="T47">CompararDados</text:span><text:span text:style-name="T364">:</text:span></text:p>
      <text:p text:style-name="P59"><text:tab/><text:span text:style-name="T364">Serve fornece imformações sobre eventos que possão pregudicar a criação de um evento pro proximidade, ou por conflitos de pessoas lugares etc.</text:span></text:p>
      <text:p text:style-name="P58">→ <text:span text:style-name="T3">AnexadorDeEventos</text:span>:</text:p>
      <text:p text:style-name="P58"><text:tab/>Tem como função principal ligar o evento a propaganda, ou propagandas, ou eventos a propaganda. Sendo possível gerencial posteriormente.</text:p>
      <text:p text:style-name="P58">→<text:span text:style-name="T366"> </text:span><text:span text:style-name="T48">Cooperadores</text:span><text:span text:style-name="T366">:</text:span></text:p>
      <text:p text:style-name="P58"><text:tab/><text:span text:style-name="T366">deve ter acesso a lista de amigos, participantes do evento e pessoas da vitrine, para selecionar e lhes dar acesso aos dados já produzidos fornecer um sistema de seleção dos mesmos para participar da criação.</text:span></text:p>
      <text:p text:style-name="P58">→<text:span text:style-name="T426"> </text:span><text:span text:style-name="T100">interagirCom</text:span><text:span text:style-name="T426">:</text:span></text:p>
      <text:p text:style-name="P58"><text:tab/><text:span text:style-name="T426">Serviço de controle de acesso de usuários cooperadores.</text:span></text:p>
      <text:p text:style-name="P58">→<text:span text:style-name="T426"> </text:span><text:span text:style-name="T100">mesclagem</text:span><text:span text:style-name="T426">:</text:span></text:p>
      <text:p text:style-name="P58"><text:tab/><text:span text:style-name="T426">Fornece um serviço de mesclagem entres os dados informados pelo participante principal e seus cooperadores</text:span></text:p>
      <text:p text:style-name="P57">→ <text:span text:style-name="T49">criar</text:span><text:span text:style-name="T46">Propagandas</text:span>:</text:p>
      <text:p text:style-name="P55"><text:tab/><text:span text:style-name="T345">D</text:span>eve ofertar toda <text:span text:style-name="T346">um sistema de criação de propagandas, <text:s/>de ser possível anexa o evento, impulsiona-los, <text:s/>de compartilhamento em redes sociais al</text:span><text:span text:style-name="T350">é</text:span><text:span text:style-name="T346">m de fornecer uma entrada para o s</text:span><text:span text:style-name="T350">i</text:span><text:span text:style-name="T346">stema de criação de eventos, deve tabém garantir os dados <text:s/>temporarios uma vez que sejá iniciados uma criação de propaganda. </text:span><text:span text:style-name="T347">Deve conter alterações e exclusão buscas de propagandas do ra</text:span><text:span text:style-name="T352">s</text:span><text:span text:style-name="T347">cunho e eventos prontos, </text:span><text:span text:style-name="T353">além de permirti que todas as propagandas sejam salvas em uma lista para serem recuperadas depois.</text:span></text:p>
      <text:p text:style-name="P55"><text:span text:style-name="T353">→ </text:span><text:span text:style-name="T355">ListaDePropaganas</text:span><text:span text:style-name="T353">:</text:span></text:p>
      <text:p text:style-name="P56"><text:span text:style-name="T353"><text:tab/></text:span><text:span text:style-name="T361">Consiste em mostrar todas as </text:span><text:span text:style-name="T362">propagandas</text:span><text:span text:style-name="T361"> cadastrados no sistema pelo usuário e tabém as </text:span><text:span text:style-name="T362">propagandas</text:span><text:span text:style-name="T361"> públicas, podendo ser selecionados, e permitindo acesso para edição de acordo com o nível de permição do usuário com a </text:span><text:span text:style-name="T362">propagandas</text:span><text:span text:style-name="T361">. <text:s/>Quando utilizados devem fornercer estrelas para seu criador.</text:span></text:p>
      <text:p text:style-name="P55"><text:span text:style-name="T347">→</text:span><text:span text:style-name="T348"> </text:span><text:span text:style-name="T354">Modalidades</text:span><text:span text:style-name="T348">:</text:span></text:p>
      <text:p text:style-name="P166"><text:tab/>Deve apresentar modalidades para a propaganda, que poderar ser cooperativa, privada, <text:span text:style-name="T368">e demais restrições.</text:span></text:p>
      <text:p text:style-name="P54">→<text:span text:style-name="T365"> </text:span><text:span text:style-name="T50">feedback</text:span><text:span text:style-name="T365">:</text:span></text:p>
      <text:p text:style-name="P54"><text:span text:style-name="T348"><text:tab/></text:span><text:span text:style-name="T351">Ária reser</text:span><text:span text:style-name="T349">vada para propagandas cooperativas, por aqui o criador da propaganda deve receber alterações da mesma por usuários que estajam marcados para participar da criação.</text:span></text:p>
      <text:p text:style-name="P53"><text:span text:style-name="T3">→</text:span><text:span text:style-name="T42"> </text:span><text:span text:style-name="T3">Cadastro padrão</text:span>:</text:p>
      <text:p text:style-name="P53"><text:tab/>Deve obter os dados do usuário mediante uma ficha oferecida pelo sistema, o e-mail ser confirmados pelo usuário, o usuário deve optar por recebor ou não notificações pelo e-mail</text:p>
      <text:p text:style-name="P53"><text:span text:style-name="T3">→</text:span><text:span text:style-name="T42"> </text:span><text:span text:style-name="T3">Cadastro</text:span>:</text:p>
      <text:p text:style-name="P51"><text:tab/><text:span text:style-name="T319"> </text:span><text:span text:style-name="T321">D</text:span><text:span text:style-name="T319">eve </text:span><text:span text:style-name="T320">oferecer os modelos de cadastros rápidos através de redes sociais, e os habituais modelos de cadastro, nesse momento o </text:span><text:span text:style-name="T257">participante</text:span><text:span text:style-name="T320"> </text:span><text:span text:style-name="T310">que</text:span><text:span text:style-name="T320"> optar pelo modelo rápido, compartilhará, nas suas redes sociais escolhidas, um link para o site e para o canal promocional.</text:span> <text:span text:style-name="T343">Deve também </text:span>oferecer o cadastramento específicos, como cadastro para participante dinâmico ou estáticos, empresas e investidores anjos. <text:span text:style-name="T343">O cadastro deve oferecer a possíbilidade de cadastrar quantas redes sociais o usuário achar necessário</text:span>. <text:span text:style-name="T342">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58">devem ter ofertado a possibilidade de receber por e-mail atualizações e</text:span><text:span text:style-name="T259">ntre outros.</text:span></text:p>
      <text:p text:style-name="P51"><text:span text:style-name="T259">→</text:span><text:span text:style-name="T118">editorDePromocao</text:span><text:span text:style-name="T265">:</text:span></text:p>
      <text:p text:style-name="P158"><text:tab/>Oferesse um editor de promoções para propagandas, eventos etc.</text:p>
      <text:p text:style-name="P158">→<text:span text:style-name="T414"> </text:span><text:span text:style-name="T82">gatilhoDePromocao</text:span><text:span text:style-name="T414">:</text:span></text:p>
      <text:p text:style-name="P158"><text:tab/><text:span text:style-name="T414">Através de gatilhor promoções poderam ser ativadas automaticamente, inclusive dureante a execulsao de um evento.</text:span></text:p>
      <text:p text:style-name="P51"><text:span text:style-name="T265">→</text:span><text:span text:style-name="T266"> </text:span><text:span text:style-name="T119">ListaDePomocoes</text:span><text:span text:style-name="T266">:</text:span></text:p>
      <text:p text:style-name="P52"><text:span text:style-name="T266"><text:tab/></text:span><text:span text:style-name="T267">Sistema que permite apresentar todos </text:span><text:span text:style-name="T270">as promoções</text:span><text:span text:style-name="T267"> cadastrados, do participante e </text:span><text:span text:style-name="T270">as promoções</text:span><text:span text:style-name="T267"> publicos listando primeiro os impulsionados e os com maior n</text:span><text:span text:style-name="T268">ú</text:span><text:span text:style-name="T267">mero de estrelas. </text:span><text:span text:style-name="T269">Quando utilizados devem fornercer estrelas para seu criador</text:span></text:p>
      <text:p text:style-name="P51"><text:span text:style-name="T259">→</text:span><text:span text:style-name="T262"> </text:span><text:span text:style-name="T264">C</text:span><text:span text:style-name="T117">ontrato</text:span><text:span text:style-name="T262">:</text:span></text:p>
      <text:p text:style-name="P51"><text:span text:style-name="T262"><text:tab/>Deve ofertar um sistema de criação de contrato, perçonalizavel, e oferecer já os padrões </text:span><text:span text:style-name="T263">para facilitar.</text:span></text:p>
      <text:p text:style-name="P50">→<text:span text:style-name="T341"> </text:span><text:s/><text:span text:style-name="T38">outdoor</text:span><text:span text:style-name="T3">:</text:span></text:p>
      <text:p text:style-name="P49"><text:tab/><text:span text:style-name="T2">Pá</text:span>gina principal da aplicação o<text:span text:style-name="T329">n</text:span>de ficará disponível todos <text:span text:style-name="T309">os subsistemas básicos, </text:span><text:span text:style-name="T313">acessíveis por um único botão deslizante</text:span><text:span text:style-name="T309">, </text:span><text:span text:style-name="T314">este deve apresentar as propagandas cadastradas, por </text:span><text:span text:style-name="T315">participantes</text:span><text:span text:style-name="T314">, empresa ou outros, com um pequeno botão que leve qualquer </text:span><text:span text:style-name="T257">participante</text:span><text:span text:style-name="T314"> a pagina de criação de propagandas ou gerenciamento, de acordo com a relação do </text:span><text:span text:style-name="T257">participante</text:span><text:span text:style-name="T314"> com a propaganda. Deverá ser a primeira ária acessível após cadastro, aqui o </text:span><text:span text:style-name="T257">participante</text:span><text:span text:style-name="T314"> receberá notificações em ordem cronológica de prioridades </text:span><text:span text:style-name="T328">de acordo com o alcance das mesmas</text:span><text:span text:style-name="T314">, terá também um contador/histórico de visitas. Apresentará os eventos em andamento tendo uma conexão com o sistema de mapas.</text:span><text:span text:style-name="T358"> Para ususários externos ao sistema deve-se restringir a visualização para vitrine, criação de eventos, lobby de festas e loja/compras.</text:span></text:p>
      <text:p text:style-name="P49"><text:span text:style-name="T358">→</text:span><text:span text:style-name="T360"> </text:span><text:span text:style-name="T357">Dados do evento:</text:span></text:p>
      <text:p text:style-name="P165"><text:tab/>sistema de exibção de dados do sistema como data numero de pessoas trabalhando etrações etc.</text:p>
      <text:p text:style-name="P49"><text:span text:style-name="T358">→</text:span><text:span text:style-name="T359"> </text:span><text:span text:style-name="T356">Lobby de festas</text:span><text:span text:style-name="T359">:</text:span></text:p>
      <text:p text:style-name="P164"><text:tab/>Apresentará de forma gráfica todos os eventos cadastrado no mapa, com um sinalizador em forma circular representando o alcance do evendo. Deve dar acesso a o sistema de impulsionamento de eventos al<text:span text:style-name="T369">é</text:span>m de possibilitar a participação de usuários a festa, <text:s/><text:span text:style-name="T369">e</text:span> de mostrar propaganda<text:span text:style-name="T370">s</text:span> do evento caso o usuário necessite, a lista de propagandas cadastradas e um buscador de eventos.</text:p>
      <text:p text:style-name="P164">→<text:span text:style-name="T424"> </text:span><text:span text:style-name="T97">acessar</text:span><text:span text:style-name="T424">:</text:span></text:p>
      <text:p text:style-name="P164"><text:tab/><text:span text:style-name="T424">Sistema de acesso a criação de eventos, vitrine,perfil pessoal, agenda pessoal.</text:span></text:p>
      <text:p text:style-name="P164">→<text:span text:style-name="T424"> </text:span><text:span text:style-name="T96">mapas</text:span><text:span text:style-name="T424">:</text:span></text:p>
      <text:p text:style-name="P164"><text:tab/><text:span text:style-name="T424">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48"><text:span text:style-name="T314">→</text:span><text:span text:style-name="T316"> </text:span><text:span text:style-name="T115">histórico </text:span><text:span text:style-name="T116">de visualizações</text:span></text:p>
      <text:p text:style-name="P48"><text:span text:style-name="T316"><text:tab/></text:span><text:span text:style-name="T317">Apresenta todos os participantes que tenham visualizado o perfil do participante, podendo guardar dados por uma faixa de tempo pré estabelecida.</text:span></text:p>
      <text:p text:style-name="P47">→ <text:span text:style-name="T3">chat</text:span></text:p>
      <text:p text:style-name="P13"><text:tab/><text:span text:style-name="T2">Através do chat o </text:span><text:span text:style-name="T206">participante</text:span><text:span text:style-name="T2"> terá como se comunicar com pessoas que participem do seu grupo social, e enviar e-mail para qualquer outro </text:span><text:span text:style-name="T206">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6">→ <text:span text:style-name="T3">CriarDebate</text:span>:</text:p>
      <text:p text:style-name="P46"><text:tab/>Possibilita a insserção de participantes a conversa, facilitando os dialogos em grupo, esse sistema possibilitara durante os eventos uma comunicação entre os participantes <text:s/>para melhor eficiencia do evento.</text:p>
      <text:p text:style-name="P46">→<text:span text:style-name="T416"> </text:span><text:span text:style-name="T83">EnviarEmail</text:span><text:span text:style-name="T416">:</text:span></text:p>
      <text:p text:style-name="P46"><text:tab/><text:span text:style-name="T416">Sistema que possibilita a criação e envio de e-mails para podendo criar uma lista de contatos de e-mails.</text:span></text:p>
      <text:p text:style-name="P46">→<text:span text:style-name="T417"> </text:span><text:span text:style-name="T84">ListaDeDialogos</text:span><text:span text:style-name="T417">:</text:span></text:p>
      <text:p text:style-name="P46"><text:tab/><text:span text:style-name="T417">Permite a persistência de conversas dos usuários em ambos os celulares com todos os dados de hora e de forma cronologica não podendo ser alteradas pelo usuário.</text:span></text:p>
      <text:p text:style-name="P46">→<text:span text:style-name="T418"> </text:span><text:span text:style-name="T85">BloquioDeParticipantes</text:span><text:span text:style-name="T418">:</text:span></text:p>
      <text:p text:style-name="P46"><text:tab/><text:span text:style-name="T418">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0"><text:span text:style-name="T6">→</text:span><text:span text:style-name="T35"> editor perfil</text:span></text:p>
      <text:p text:style-name="P13"><text:tab/><text:span text:style-name="T120">Esse subsistema tem como objetivo absorver o máximo de dados dos </text:span><text:span text:style-name="T206">participante</text:span><text:span text:style-name="T120">,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206">participante</text:span><text:span text:style-name="T120">, como nome, endereço, telefone, cnpj, <text:s/>etc de acordo com a modalidade escolhida pelo </text:span><text:span text:style-name="T206">participante</text:span><text:span text:style-name="T120">, além do status do </text:span><text:span text:style-name="T206">participante</text:span><text:span text:style-name="T120"> deve compartilhar suas avaliações, e seu nível de confiabilidade, etc. Uma ficha mas elaborada será apresentada nos próximos parágrafos, esse elemento estará inserido no outdoor como um subsistema. Deve oferecer o sistema de impulsonamento por profundidade.</text:span></text:p>
      <text:p text:style-name="P45"><text:span text:style-name="T3">→ Recuperação de dados:</text:span><text:span text:style-name="T147"> deve consultar através do apelido do usuário ou e-mail caso a conta não sejá </text:span><text:span text:style-name="T230">corporação</text:span><text:span text:style-name="T147">, caso seja <text:s/>deve-se absorver dados como cnpj, </text:span><text:span text:style-name="T226">identidade, cpf,</text:span><text:span text:style-name="T147"> com copias altenticadas que deve ser enviadas pelos correios, </text:span><text:span text:style-name="T226">também para</text:span><text:span text:style-name="T147"> autonomos </text:span><text:span text:style-name="T226">com a substituição de cnpj por </text:span><text:span text:style-name="T147">cpf. *</text:span><text:span text:style-name="T226">devo acrescentar melhores formas de garantir a segurança dos dados do usuário, se possível verificar a possibilidade de empresas intermediadoras.</text:span><text:span text:style-name="T344"><text:tab/></text:span></text:p>
      <text:p text:style-name="P45">→<text:span text:style-name="T404"> </text:span><text:span text:style-name="T74">Transazcao</text:span><text:span text:style-name="T404">:</text:span></text:p>
      <text:p text:style-name="P45"><text:tab/><text:span text:style-name="T404">Deve fornecer um modelo genérico de concluzão de pagamento, através de cartões boletos ou sistemas onlines</text:span></text:p>
      <text:p text:style-name="P15">→<text:span text:style-name="T127"> </text:span><text:span text:style-name="T5">gerenciador de maketing</text:span><text:span text:style-name="T127">*(1)</text:span></text:p>
      <text:p text:style-name="P19"><text:tab/><text:span text:style-name="T127">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30"> </text:span><text:span text:style-name="T131">Conterá meta dados para o auxilio das publicações. E</text:span><text:span text:style-name="T130">sse</text:span><text:span text:style-name="T127"> elemento estará inserido no outdoor como um subsistema.</text:span></text:p>
      <text:p text:style-name="P44"><text:span text:style-name="T3">→ </text:span><text:span text:style-name="T59">ListaDe</text:span><text:span text:style-name="T95">Presenca:</text:span></text:p>
      <text:p text:style-name="P44"><text:span text:style-name="T95"><text:tab/></text:span><text:span text:style-name="T253">Permite o usuário que vê o evento no lobbyDeFesta mostrar interesse em participar da mesma.</text:span></text:p>
      <text:p text:style-name="P44">→ <text:span text:style-name="T3">Impulsinador</text:span>:</text:p>
      <text:p text:style-name="P44"><text:tab/>Sistema de conpra de alcance de propagandas e eventos.</text:p>
      <text:p text:style-name="P43">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54">aumenta o raio de alcanse de árias promovidas.</text:span></text:p>
      <text:p text:style-name="P18"><text:span text:style-name="T254">→ </text:span><text:span text:style-name="T98">geraAlcanseEmProfundidade</text:span><text:span text:style-name="T254">:</text:span></text:p>
      <text:p text:style-name="P142"><text:tab/>Aumenta o ancase em função da arvore de do item e visualização.</text:p>
      <text:p text:style-name="P18"><text:span text:style-name="T254">→ </text:span><text:span text:style-name="T114">propulsor</text:span><text:span text:style-name="T254">:</text:span></text:p>
      <text:p text:style-name="P143"><text:tab/>Utiliza geraRaio e GeraAlcanseEmProfundidade para preencher propagandas aleatoriamente.</text:p>
      <text:p text:style-name="P148">→<text:span text:style-name="T136"> </text:span><text:span text:style-name="T7">administração</text:span><text:span text:style-name="T136"> </text:span><text:span text:style-name="T7">de</text:span><text:span text:style-name="T136"> </text:span><text:span text:style-name="T7">status</text:span></text:p>
      <text:p text:style-name="P13"><text:tab/><text:span text:style-name="T137">Apresenta de forma cronológica todos os eventos feitos, participados e proporcionados pelo </text:span><text:span text:style-name="T206">participante</text:span><text:span text:style-name="T137">, podendo ser separado em listadas públicas ou privadas, com lucro ou sem e ficando a critério do </text:span><text:span text:style-name="T206">participante</text:span><text:span text:style-name="T137"> a possibilidades de privacidade do status, total ou parcial, também contendo a avaliação individual e geral dos eventos linkando os participantes através de um sistema de expansão e amostra. Estará contido dentro do perfil de </text:span><text:span text:style-name="T206">participante</text:span><text:span text:style-name="T137">.</text:span></text:p>
      <text:p text:style-name="P13">→<text:span text:style-name="T425"> </text:span><text:span text:style-name="T99">ControleDeValores</text:span><text:span text:style-name="T425">:</text:span></text:p>
      <text:p text:style-name="P13"><text:tab/><text:span text:style-name="T425">Tem função de criar uma interface para quantificar o uso de valores do investimento para compra de produtos.</text:span></text:p>
      <text:p text:style-name="P13">→<text:span text:style-name="T379"> </text:span><text:span text:style-name="T60">GerarComandas</text:span><text:span text:style-name="T379">:</text:span></text:p>
      <text:p text:style-name="P13"><text:tab/><text:span text:style-name="T379">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3">→<text:span text:style-name="T383"> </text:span><text:span text:style-name="T63">VisualizadorDeComandas</text:span><text:span text:style-name="T383">:</text:span></text:p>
      <text:p text:style-name="P13"><text:tab/><text:span text:style-name="T383">permite a visualização da comanda no ato da impreção ou caso seja uma comanda digital como fica em dispositivos.</text:span></text:p>
      <text:p text:style-name="P18">→<text:span text:style-name="T138"> </text:span><text:span text:style-name="T8">vitrine</text:span></text:p>
      <text:p text:style-name="P13"><text:tab/><text:span text:style-name="T138">Onde ficará dispostos os </text:span><text:span text:style-name="T206">participante</text:span><text:span text:style-name="T138"> do sistema, possibilitando entrar em contato pelo e-mail ou chat, dependendo da relação entre o </text:span><text:span text:style-name="T206">participante</text:span><text:span text:style-name="T138">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06">participante</text:span><text:span text:style-name="T138"> comum etc. Podendo ter a abertura </text:span><text:span text:style-name="T229">de</text:span><text:span text:style-name="T138">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2">→ <text:span text:style-name="T3">convidar</text:span>:</text:p>
      <text:p text:style-name="P42"><text:tab/>Sistema que simplifica os tipode de convite em um único timpo, exemplo convida para evento que chama o evento, ou convidar para cooperar que chama cooperar.</text:p>
      <text:p text:style-name="P13">→<text:span text:style-name="T371"> </text:span><text:span text:style-name="T51">SistemaDeSusgestão</text:span><text:span text:style-name="T371">:</text:span></text:p>
      <text:p text:style-name="P13"><text:tab/><text:span text:style-name="T371">Garante que durante as pesquisas havera um valor intermediário entre os mas qualificados, mais estrelas, e com moir volume de impulsionamento de empresas e ususários.</text:span></text:p>
      <text:p text:style-name="P15">→ <text:span text:style-name="T36">administração de</text:span><text:span text:style-name="T333"> <text:s/></text:span><text:span text:style-name="T9">agenda</text:span></text:p>
      <text:p text:style-name="P14"><text:tab/><text:span text:style-name="T139">De estrema importância, a agenda terá a tarefa de garantir que informações de eventos de horário de eventos, de recebimento de mercadorias, de reuniões etc, notificando o </text:span><text:span text:style-name="T206">participante</text:span><text:span text:style-name="T139"> e ajudando-o a se organizar, indicando afazeres dos mesmo antes do evento durante o evento, e após o evento, também deve servir de comparativo de eventos que já foram feitos no mesmo período, deve conter a relação dos </text:span><text:span text:style-name="T206">participante</text:span><text:span text:style-name="T225">s</text:span><text:span text:style-name="T139"> para cada evento, e todos os outros itens descritos na ficha de agenda. Quando houver pelo menos um evento acontecendo a agenda deve ficar em destaque. Essa subsistema pertencerá ao outdoor.</text:span></text:p>
      <text:p text:style-name="P14">→<text:span text:style-name="T394"> </text:span><text:span text:style-name="T69">Afazeres</text:span><text:span text:style-name="T394">:</text:span></text:p>
      <text:p text:style-name="P14"><text:tab/><text:span text:style-name="T394">Situado na agenda fornece uma área de vuzualização de dados prescritos para o dia, podendo gerar alarmes, e reprensentando sua importância por cores.</text:span></text:p>
      <text:p text:style-name="P14">→<text:span text:style-name="T70">listaDeAfazeres</text:span><text:span text:style-name="T395">:</text:span></text:p>
      <text:p text:style-name="P14"><text:tab/><text:span text:style-name="T395">Apresenta em ordem cronologica dodos os afazeres marcados no calendario, além de permitir acesso aos sitemas de criação de afazeres.</text:span></text:p>
      <text:p text:style-name="P14">→<text:span text:style-name="T396"> </text:span><text:span text:style-name="T71">BuscaAfazer</text:span><text:span text:style-name="T396">:</text:span></text:p>
      <text:p text:style-name="P14"><text:tab/><text:span text:style-name="T396">Situado na agenda, é o sistema responsavel por encontrar eventos já cadas pelo nome, tag etc.</text:span></text:p>
      <text:p text:style-name="P41">→ <text:span text:style-name="T3">EditorDeAlarme</text:span>:</text:p>
      <text:p text:style-name="P41"><text:tab/>Permite a criação de uma alarme para ser chamado pelo despertador porteriormente.</text:p>
      <text:p text:style-name="P15">→<text:span text:style-name="T336"> s</text:span><text:span text:style-name="T40">istema de compartilhamento</text:span><text:span text:style-name="T336"> </text:span></text:p>
      <text:p text:style-name="P17"><text:tab/><text:span text:style-name="T336">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0">→ <text:span text:style-name="T3">compartilhar</text:span>:</text:p>
      <text:p text:style-name="P40"><text:soft-page-break/><text:tab/>Sistema deve conter todos os dispositivos para compartilhamentos em redes sociais.</text:p>
      <text:p text:style-name="P16">→<text:span text:style-name="T142"> </text:span><text:span text:style-name="T17">criarHistorico</text:span><text:span text:style-name="T142">(1)</text:span></text:p>
      <text:p text:style-name="P15"><text:tab/><text:span text:style-name="T142">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27"> </text:span><text:span text:style-name="T101">historicoDeLoja</text:span><text:span text:style-name="T427">:</text:span></text:p>
      <text:p text:style-name="P15"><text:tab/><text:span text:style-name="T427">Garante dados como número de produtos comercializados (compra/venda), tickt médio dia/mês/ano. Podendo comparar com eventos produzidos em anos anteriores.</text:span></text:p>
      <text:p text:style-name="P64"><text:span text:style-name="T3">ListaDeRuasPerigosas</text:span>:</text:p>
      <text:p text:style-name="P64"><text:tab/>Sistema que apresenta todas as ruas em que houveram problemas durante a entrega de alguma mercadoreia seja por roubo, acidente, ou multas.</text:p>
      <text:p text:style-name="P15">→<text:span text:style-name="T420"> </text:span><text:span text:style-name="T92">arrecadacoes</text:span><text:span text:style-name="T420">:</text:span></text:p>
      <text:p text:style-name="P15"><text:tab/><text:span text:style-name="T420">Demonstrativo de valores gastos e lucros obtidos subtraidos dos gastos extras e taxas externas.</text:span></text:p>
      <text:p text:style-name="P15">→<text:span text:style-name="T419"> </text:span><text:span text:style-name="T90">listaNegra</text:span><text:span text:style-name="T419">:</text:span></text:p>
      <text:p text:style-name="P15"><text:tab/><text:span text:style-name="T419">Através do dados do monitoramento de evento deve garantir a persistência de dados negativos associados ao usuário que tenham histórico de problemas.</text:span></text:p>
      <text:p text:style-name="P63">→ <text:span text:style-name="T3">listaDeHistoricosDeEvento</text:span>:</text:p>
      <text:p text:style-name="P63"><text:tab/>Lista todos os eventos participado pelo participante e o quanto o evento arrecadou.</text:p>
      <text:p text:style-name="P15">→<text:span text:style-name="T10"> </text:span><text:span text:style-name="T31">monitor</text:span></text:p>
      <text:p text:style-name="P14"><text:tab/><text:span text:style-name="T271">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10"> </text:span><text:span text:style-name="T81">listaDeMonitorados</text:span><text:span text:style-name="T410">:</text:span></text:p>
      <text:p text:style-name="P14"><text:tab/><text:span text:style-name="T410">Lista de todos os eventos que estão acontecendo e que precisam ser acompanhados em tempo real, tendo todos os eventos pessoais e os que o usuário participa.</text:span></text:p>
      <text:p text:style-name="P14">→<text:span text:style-name="T411"> </text:span><text:span text:style-name="T78">monitorUnidadeEvento</text:span><text:span text:style-name="T411">:</text:span></text:p>
      <text:p text:style-name="P14"><text:tab/><text:span text:style-name="T411">Tem como função apresentar todos os adados atualizados em tempo real do evento, tal como grafico de progeção, cheklist, lista de convidados.</text:span></text:p>
      <text:p text:style-name="P14">→<text:span text:style-name="T412"> </text:span><text:span text:style-name="T79">avaliacao</text:span><text:span text:style-name="T412">:</text:span></text:p>
      <text:p text:style-name="P14"><text:tab/><text:span text:style-name="T412">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13"> </text:span><text:span text:style-name="T80">monitorDePosicao</text:span><text:span text:style-name="T413">:</text:span></text:p>
      <text:p text:style-name="P14"><text:tab/><text:span text:style-name="T413">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73">Sistema onde é possível avaliar, características de um </text:span><text:span text:style-name="T206">participante</text:span><text:span text:style-name="T273"> da lista de contatos, remover um </text:span><text:span text:style-name="T206">participante</text:span><text:span text:style-name="T273">, e alterar a privacidade para um </text:span><text:span text:style-name="T206">participante</text:span><text:span text:style-name="T273"> específico.</text:span></text:p>
      <text:p text:style-name="P39">→<text:span text:style-name="T3"> sistema de navegação</text:span></text:p>
      <text:p text:style-name="P39"><text:tab/>Sistema com o foco de apresentar as possíveis rotas, conduções, e o tempo de viajem entre o participante e o evento. <text:span text:style-name="T363">Localizando os participantes estáticos, atualizando o participante principal de suas posições<text:tab/>.</text:span></text:p>
      <text:p text:style-name="P39">→<text:span text:style-name="T308"> </text:span><text:span text:style-name="T32">praça</text:span></text:p>
      <text:p text:style-name="P39"><text:tab/><text:span text:style-name="T308">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9">→<text:span text:style-name="T406"> </text:span><text:span text:style-name="T76">contratarExpancao</text:span><text:span text:style-name="T406">:</text:span></text:p>
      <text:p text:style-name="P39"><text:tab/><text:span text:style-name="T406">Sistema voltado para <text:s/>apreciação de contratos e servições internos do sistema como a expação dos expaço de memória do usuário, numero de amigos, etc.</text:span></text:p>
      <text:p text:style-name="P39">→<text:span text:style-name="T405"> </text:span><text:span text:style-name="T75">CarregarArquivo</text:span><text:span text:style-name="T405">:</text:span></text:p>
      <text:p text:style-name="P39"><text:tab/><text:span text:style-name="T405">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97"><text:tab/><text:span text:style-name="T305">Ficará disposto na vitrine, s</text:span>istema de loja para <text:span text:style-name="T299">participante</text:span> inscritos no sistema e com as devidas documentações do perfil de lojista preenchidas, aqui será possível fazer compra, venda, e troca de produtos, dividindo-se em sistema de acesso por <text:span text:style-name="T299">participante</text:span> ou por empregado, deve fornecer todas as condições para o comércio como calculo de frete, descontos <text:s/>indicações de produtos pelo perfil quando <text:span text:style-name="T299">participante</text:span> cadastrados, listagem e edição de produtos e preços, formas de pagamento, devoluções controle de estoque, gerenciador de propagandas etc, o modelo de loja apresentado aqui <text:span text:style-name="T407">é</text:span> descrito melhor na ficha de loja <text:s/>poderá ser acessado por qualquer um <text:span text:style-name="T299">participante</text:span> ou não pertencente a rede interna ou não, <text:span text:style-name="T281">sendo esse um módulo ainda a sem pensar por conta de lidar diretamente com dinheiro e segurança de dados</text:span>. </text:p>
      <text:p text:style-name="P96">→<text:span text:style-name="T428"> </text:span><text:span text:style-name="T102">editarProduto</text:span><text:span text:style-name="T428">:</text:span></text:p>
      <text:p text:style-name="P96"><text:tab/><text:span text:style-name="T428">sistema que permite a criação de um produto para ser ofertado na loja.</text:span></text:p>
      <text:p text:style-name="P96">→<text:span text:style-name="T431"> </text:span><text:span text:style-name="T106">listaDeProdutos</text:span><text:span text:style-name="T431">:</text:span></text:p>
      <text:p text:style-name="P96"><text:tab/><text:span text:style-name="T431">Apresenta todos os produtos separado pelos que estão sendo comercializados na loja e os que aguardão confirmação, deve aprezentar o número de unidade no estoque</text:span></text:p>
      <text:p text:style-name="P147">→ <text:span text:style-name="T3">FazerPedido</text:span>:</text:p>
      <text:p text:style-name="P147"><text:tab/>Oferece um sistema de pedidos para outros logistas do sistema podendo apresentar o custo total das transações. <text:span text:style-name="T441">E preço individuais do pedido ou produtos.</text:span></text:p>
      <text:p text:style-name="P147">→<text:span text:style-name="T442"> </text:span><text:span text:style-name="T113">listaDePedidos</text:span><text:span text:style-name="T442">:</text:span></text:p>
      <text:p text:style-name="P147"><text:tab/><text:span text:style-name="T442">Apresenta todos ous pedidos feitos incluindo os produtos que estão chegado e os que estão saindo tambem é possível verificar um dado produto no estoque.</text:span></text:p>
      <text:p text:style-name="P146">→ <text:span text:style-name="T107">transportar</text:span>:</text:p>
      <text:p text:style-name="P146"><text:tab/>Serviço de intrega apresenta custo, tempo de intrega percurso, seguro, histórico, avaliação <text:span text:style-name="T435">podendo ser expresso ou normal, o expresso deve permitir a penalização do sirviço caso não saja entregue no horario combinado, o participante decide se pretende oferecer serviço de frete expresso</text:span></text:p>
      <text:p text:style-name="P146">→<text:span text:style-name="T436"> </text:span><text:span text:style-name="T108">contratarFrete</text:span><text:span text:style-name="T436">:</text:span></text:p>
      <text:p text:style-name="P146"><text:tab/><text:span text:style-name="T436">Oferece serviço de contratação de uma determinada entrega por um determinado preço </text:span></text:p>
      <text:p text:style-name="P146">→<text:span text:style-name="T439"> </text:span><text:span text:style-name="T111">cadastrarVeiculo</text:span><text:span text:style-name="T439">:</text:span></text:p>
      <text:p text:style-name="P146"><text:tab/><text:span text:style-name="T439">Permite o cadastro de veiculos para atenderem as demandas de entregas dos fretes. Alem de informar os carro que estão inativos por problemas, concetor ou manutenção, permitindo um veiculo de ser marcado para um trabalho.</text:span></text:p>
      <text:p text:style-name="P146">→<text:span text:style-name="T440"> </text:span><text:span text:style-name="T112">listaDeVeiculosCadastrados</text:span><text:span text:style-name="T440">:</text:span></text:p>
      <text:p text:style-name="P146"><text:tab/><text:span text:style-name="T440">Apresenta todos os veiculos cadastrados, e dados como ultima e próxima revisão, multas etc.</text:span></text:p>
      <text:p text:style-name="P146">→<text:span text:style-name="T437"> </text:span><text:span text:style-name="T109">listaDeEntregas</text:span><text:span text:style-name="T437">:</text:span></text:p>
      <text:p text:style-name="P146"><text:s/><text:span text:style-name="T437">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46">→<text:span text:style-name="T438"> </text:span><text:span text:style-name="T110">editarFrete</text:span><text:span text:style-name="T438">:</text:span></text:p>
      <text:p text:style-name="P146"><text:tab/><text:span text:style-name="T438">Fornece um serviço de criação de transporte de mercadoria contendo um preço estipulado uma rota, essa que deve verificar os casos de asalto das ruas para evitar roubos, uma data de entrega podendo ser monitorada</text:span></text:p>
      <text:p text:style-name="P96">→<text:span text:style-name="T429"> </text:span><text:span text:style-name="T103">atendimentoAoCliente</text:span><text:span text:style-name="T429">:</text:span></text:p>
      <text:p text:style-name="P96"><text:tab/><text:span text:style-name="T429">Permite registrar as vendas feitas para os clientes podendo acompanhar, e auxiliar caso haja duvidadas do cliente, falicitando assim o acesso a garantias devoluções ressarcimento<text:tab/>etc.</text:span></text:p>
      <text:p text:style-name="P99">→ <text:span text:style-name="T3">e-mail</text:span>:</text:p>
      <text:p text:style-name="P99"><text:s/>Caixa de e-mail para clientes comunicantes.</text:p>
      <text:p text:style-name="P99">→<text:span text:style-name="T430"> justInTimeCommerc:</text:span></text:p>
      <text:p text:style-name="P99"><text:tab/><text:span text:style-name="T430">Sistema de intrega turbo sujeito a avaliaçao do cliente.</text:span></text:p>
      <text:p text:style-name="P99">→<text:span text:style-name="T432"> </text:span><text:span text:style-name="T104">devolucoes</text:span><text:span text:style-name="T432">:</text:span></text:p>
      <text:p text:style-name="P99"><text:tab/><text:span text:style-name="T432">Via a qual o cliente insatisfeito poderá pedir devolução de algum item adiquirido deacordo com suas regras de garantia.</text:span></text:p>
      <text:p text:style-name="P99">→<text:span text:style-name="T432"> </text:span><text:span text:style-name="T104">ressarcimento</text:span><text:span text:style-name="T432">:</text:span></text:p>
      <text:p text:style-name="P99"><text:tab/><text:span text:style-name="T432">Serviço de controle de pagamento mediante devolução de itens adquirido pelo cliente, deve ofertar o valor do reembolso com as devidas correções.</text:span></text:p>
      <text:p text:style-name="P144">→ <text:span text:style-name="T3">reclamações</text:span>:</text:p>
      <text:p text:style-name="P144"><text:tab/>registro de cliente/reclamação deve contar como um histórico de reclamações para o proprietário da loja, deverá conter tags.</text:p>
      <text:p text:style-name="P145"><text:span text:style-name="T3">→ Clientes</text:span>:</text:p>
      <text:p text:style-name="P145"><text:tab/>Lista com todos os indivíduos que iniciaram ou concluiram uma tranzação.</text:p>
      <text:p text:style-name="P145">→<text:span text:style-name="T433"> </text:span><text:span text:style-name="T105">tranzacoes</text:span><text:span text:style-name="T433">:</text:span></text:p>
      <text:p text:style-name="P145"><text:tab/><text:span text:style-name="T433">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282">Esse módulo tratará todas as interações dos desenvolvedores de eventos, no que diz respeito a projeção, criação mantenimento e conclusão do mesmo, sendo assim um compilado de editores simuladores e um sistema de esclarecimento/ajuda dos </text:span><text:span text:style-name="T206">participante</text:span><text:span text:style-name="T282">, com o intuito de agiliza ao máximo o projeto, evitando erros e minimizando imprevistos. Melhores detalhes na ficha de criação de eventos.</text:span></text:p>
      <text:p text:style-name="P13">→<text:span text:style-name="T403"> </text:span><text:span text:style-name="T73">Ipulsionamento</text:span><text:span text:style-name="T403">:</text:span></text:p>
      <text:p text:style-name="P13"><text:tab/><text:span text:style-name="T403">Apresenta um sistema de almento de vissualizações deve funcionar almentando o raio ou se aprofundando na armore de amigos do usuário.</text:span></text:p>
      <text:p text:style-name="P13">→<text:span text:style-name="T372"> </text:span><text:span text:style-name="T52">Convidados</text:span><text:span text:style-name="T372">:</text:span></text:p>
      <text:p text:style-name="P13"><text:tab/><text:span text:style-name="T372">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13">→<text:span text:style-name="T374"> </text:span><text:span text:style-name="T53">Gerador</text:span><text:span text:style-name="T58">AutomaticoDeEventos</text:span><text:span text:style-name="T374">:</text:span></text:p>
      <text:p text:style-name="P13"><text:tab/><text:span text:style-name="T374">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376"> </text:span><text:span text:style-name="T56">Cardapios</text:span><text:span text:style-name="T376">:</text:span></text:p>
      <text:p text:style-name="P13"><text:tab/><text:span text:style-name="T376">sistema para criar cardapios selecionando receitas da lista de receitas do usuário , podendo compartilha-lo e impulsiona-lo, tornado-os publicos cooperativos ou privados. E adicionar tags.</text:span></text:p>
      <text:p text:style-name="P38">→ <text:span text:style-name="T3">VisualizadorDeCardapio</text:span>:</text:p>
      <text:p text:style-name="P38"><text:tab/>Permite a visualização <text:span text:style-name="T385">comcluida </text:span>do cardapio caso seja impresso ou como será visto em dispositivos, tabém permite o acesso ao visualizador de comandas.</text:p>
      <text:p text:style-name="P13">→<text:span text:style-name="T380"> </text:span><text:span text:style-name="T61">EditorDeReceita</text:span><text:span text:style-name="T380">:</text:span></text:p>
      <text:p text:style-name="P12"><text:tab/><text:span text:style-name="T380">permite a criação de receitas possibilitando anexar imagens vídeos e audios,. Permite adicionar a lista de receitas do usuário pode configurar como publica ou privada.</text:span></text:p>
      <text:p text:style-name="P12">→<text:span text:style-name="T386"> </text:span><text:span text:style-name="T65">VisualizadorDeReceitas</text:span><text:span text:style-name="T386">:</text:span></text:p>
      <text:p text:style-name="P12"><text:tab/><text:span text:style-name="T386">Permite a visualização da disposição do texto, vídeo, imagens e áudio que compõe a receita.</text:span></text:p>
      <text:p text:style-name="P12">→<text:span text:style-name="T389"> </text:span><text:span text:style-name="T67">ListaDeReceitas</text:span><text:span text:style-name="T389">:</text:span></text:p>
      <text:p text:style-name="P141"><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pan text:style-name="T380">→ </text:span><text:span text:style-name="T61">EditorDePreço</text:span><text:span text:style-name="T380">:</text:span></text:p>
      <text:p text:style-name="P37"><text:tab/>Permite a criação de preços além de gerenciar valores de moedas extrangeiras, de está conectado com a calculadore de preço para que haja o controle dos valores dos produtos e de venda. </text:p>
      <text:p text:style-name="P36">→ <text:span text:style-name="T3">EditorDeCategoria</text:span>:</text:p>
      <text:p text:style-name="P36"><text:tab/>Permite a escolha de uma categoria préestabelecia ou a criação de um, a categorias criadas mais repetidas pelos usuários devem ser acrescentada com o tempo na lista de categorias, essa classificação deverá permitir facilitar <text:span text:style-name="T381">as buscas </text:span>por filtros. <text:span text:style-name="T387">Permite também adicionar na lista de a novas tags criadas na lista de categorias <text:s/>publicas.</text:span></text:p>
      <text:p text:style-name="P36">→<text:span text:style-name="T382"> </text:span><text:span text:style-name="T62">EditorDeLayout</text:span><text:span text:style-name="T382">:</text:span></text:p>
      <text:p text:style-name="P36"><text:tab/><text:span text:style-name="T382">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6">→<text:span text:style-name="T384"> </text:span><text:span text:style-name="T64">VisualizadorDeLayout</text:span><text:span text:style-name="T384">:</text:span></text:p>
      <text:p text:style-name="P36"><text:tab/><text:span text:style-name="T384">Permite vizualizar o layout concluido.</text:span></text:p>
      <text:p text:style-name="P36">→<text:span text:style-name="T390"> </text:span><text:span text:style-name="T68">ListaDeLayout</text:span><text:span text:style-name="T390">:</text:span></text:p>
      <text:p text:style-name="P120"><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34"> </text:span><text:span text:style-name="T37">rascunho de eventos</text:span><text:span text:style-name="T222">:</text:span></text:p>
      <text:p text:style-name="P11"><text:span text:style-name="T37"><text:tab/></text:span><text:span text:style-name="T222">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75">Tem função de apresentar todas as possíveis eventualidades, de forma interativa, ocorridas durante um evento, mostrando os riscos e apresentando soluções, de forma ao </text:span><text:span text:style-name="T179">participante principal</text:span><text:span text:style-name="T175"> pelo evento possa prever algum problema e tratá-lo antes que possa se tornar prejudicial, </text:span><text:span text:style-name="T176">mais detalhes descritos na ficha de simuladores.</text:span><text:span text:style-name="T175">.</text:span></text:p>
      <text:p text:style-name="P7">→<text:span text:style-name="T19">checklist</text:span></text:p>
      <text:p text:style-name="P8"><text:tab/><text:span text:style-name="T291">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35"> </text:span><text:span text:style-name="T39">notificações de usuários</text:span></text:p>
      <text:p text:style-name="P7"><text:span text:style-name="T39"><text:tab/></text:span><text:span text:style-name="T223">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185">Simples editor com a finalidade de fornecer já pronto um contrato podendo ser alterado pelo editor e sendo enviado a todos os participantes dinâmicos relacionados ao evento.</text:span></text:p>
      <text:p text:style-name="P6"><text:span text:style-name="T185">→</text:span><text:span text:style-name="T246"> </text:span><text:span text:style-name="T86">criarContrato</text:span><text:span text:style-name="T246">:</text:span></text:p>
      <text:p text:style-name="P6"><text:span text:style-name="T246"><text:tab/>Sistema simplificado de edição de texto voltado para edição de contratos, podendo ser feito em cooperativo, </text:span><text:span text:style-name="T247">e permitindo ser impulsionado para outros usuários, todo contrato deve ter uma breve descrição além de pedir a assinatura digital de todos que assinem o sistema.</text:span><text:span text:style-name="T246"> </text:span></text:p>
      <text:p text:style-name="P6"><text:span text:style-name="T246">→</text:span><text:span text:style-name="T248"> </text:span><text:span text:style-name="T87">assinaturaDigital</text:span><text:span text:style-name="T248">:</text:span></text:p>
      <text:p text:style-name="P6"><text:span text:style-name="T248"><text:tab/>Sistema de emissão e de garantia </text:span><text:span text:style-name="T249">assinaturas </text:span><text:span text:style-name="T248">de </text:span><text:span text:style-name="T249">a</text:span><text:span text:style-name="T251">u</text:span><text:span text:style-name="T249">tenti</text:span><text:span text:style-name="T250">c</text:span><text:span text:style-name="T249">idade</text:span><text:span text:style-name="T248"> do usuário.</text:span></text:p>
      <text:p text:style-name="P5"><text:span text:style-name="T185">→</text:span><text:span text:style-name="T186"> </text:span><text:span text:style-name="T147"><text:s/></text:span><text:span text:style-name="T91">notificacaoDeProblemas:</text:span></text:p>
      <text:p text:style-name="P4"><text:span text:style-name="T22"><text:tab/></text:span><text:span text:style-name="T187">Interface que utiliza o chat entre os participantes, </text:span><text:span text:style-name="T190">para notificar roubos, problemas elétricos,</text:span><text:span text:style-name="T187"> </text:span><text:span text:style-name="T190">objetos faltantes, </text:span><text:span text:style-name="T193">etc. </text:span><text:span text:style-name="T190">criando</text:span><text:span text:style-name="T188"> um </text:span><text:span text:style-name="T189">histórico</text:span><text:span text:style-name="T188"> de roubos e danos associados aos participantes com o intuito de entender e prever ações de má-fé vinda de um participante,</text:span></text:p>
      <text:p text:style-name="P4"><text:span text:style-name="T191">que eventualmente poderá ser penalizado</text:span><text:span text:style-name="T188"> </text:span><text:span text:style-name="T191">perdendo</text:span><text:span text:style-name="T188"> <text:s/>credibilidade assim que constatado ocorridos com outros eventos, diminuindo </text:span><text:span text:style-name="T192">o ranking das buscas para o mesmo</text:span><text:span text:style-name="T188"> e <text:s/>penalizando </text:span><text:span text:style-name="T193">nos vigores da lei, se necessário</text:span><text:span text:style-name="T188">, </text:span><text:span text:style-name="T187">esses custos deve</text:span><text:span text:style-name="T193">m</text:span><text:span text:style-name="T187">, ser previamente calculado para qualquer evento evitando assim maiores problemas, e criando as devidas alterações nos lucros do evento.</text:span></text:p>
      <text:p text:style-name="P2"><text:span text:style-name="T185">→</text:span><text:span text:style-name="T186"> </text:span><text:span text:style-name="T23">lista</text:span><text:span text:style-name="T55">DeE</text:span><text:span text:style-name="T23">eventos:</text:span></text:p>
      <text:p text:style-name="P2"><text:span text:style-name="T23"><text:tab/></text:span><text:span text:style-name="T233">Tem a finalidade de mostrar todos os eventos já confirmados </text:span><text:span text:style-name="T234">pelo usuário</text:span><text:span text:style-name="T233"> permitindo que os memos sej</text:span><text:span text:style-name="T237">ão</text:span><text:span text:style-name="T233"> alterados se necessários</text:span><text:span text:style-name="T234">. </text:span><text:span text:style-name="T238">F</text:span><text:span text:style-name="T233">azendo alterações </text:span><text:span text:style-name="T234">os</text:span><text:span text:style-name="T233"> eventos devem garantir que as alterações sejam atualizadas nas redes sociais. </text:span><text:span text:style-name="T234">E para todos que já tiverem marcado presença. </text:span></text:p>
      <text:p text:style-name="P89">→ Co<text:span text:style-name="T408">m</text:span>paradorDeEventos:</text:p>
      <text:p text:style-name="P2"><text:tab/><text:span text:style-name="T292">Simples sistema que tem como objetivo marcar no mapa os eventos que estão acontecendo simultaneamente apresentando o gráfico com o raio de alcance de cada evento, com um link para checklist.</text:span></text:p>
      <text:p text:style-name="P2"><text:span text:style-name="T185">→</text:span><text:span text:style-name="T186"> </text:span><text:span text:style-name="T24">editor de cardápio</text:span></text:p>
      <text:p text:style-name="P2"><text:span text:style-name="T194"><text:tab/>Tem como apresentar um cardápio global onde todos os participantes da rede terão acesso a receitas ,que tenham sidas postadas como publicas pelos seu criador</text:span><text:span text:style-name="T195">es</text:span><text:span text:style-name="T194">, </text:span><text:span text:style-name="T195">construindo assim uma base de dados para uso geral, participantes que adicionarem receitas receberão pontos para melhorar o ranking de busca, além de serem possíveis de colocá-las em se</text:span><text:span text:style-name="T236">u</text:span><text:span text:style-name="T195"> histórico, melhorando assim sua publicidade, </text:span><text:span text:style-name="T196">deve conter um espaço para fotos, vídeos etc, melhores detalhes na ficha de editor de cardápio.</text:span></text:p>
      <text:p text:style-name="P2"><text:span text:style-name="T185">→</text:span><text:span text:style-name="T186"> </text:span><text:span text:style-name="T25">sistema de avaliação</text:span></text:p>
      <text:p text:style-name="P140"><text:tab/>Interface ajustada para apresentar participantes de <text:s text:c="12"/><text:soft-page-break/>algum evento para que possam ser avaliado por requisitos <text:s/>em forma de tags, essas tags devem ser consideradas para os requisitos de rankimg de busca, mais detalhes na ficha de avaliação. <text:span text:style-name="T415">Além de mostrar a avaliação dos perticipantes auvo durante a execulção do evento</text:span></text:p>
      <text:p text:style-name="P2">→<text:span text:style-name="T302"> </text:span><text:span text:style-name="T77">confirmacaoDePresencaFisica:</text:span></text:p>
      <text:p text:style-name="P2"><text:span text:style-name="T29"><text:tab/></text:span><text:span text:style-name="T212">Sistema onde ocorre a validação de presença de um participante pela confirmação visual do participante principal, por gps ou caso exista um participante delegado a fazer isso.</text:span></text:p>
      <text:p text:style-name="P2"><text:span text:style-name="T185">→</text:span><text:span text:style-name="T186"> </text:span><text:span text:style-name="T88">sistemaDeEvolucao:</text:span></text:p>
      <text:p text:style-name="P3"><text:span text:style-name="T26"><text:tab/></text:span><text:span text:style-name="T204">S</text:span><text:span text:style-name="T202">istema gráfico de apresentação de evolução dos lucros de um evento, </text:span><text:span text:style-name="T205">através da captação de dados de consumo e número de participantes estáticos no momento e com base em dados de outros </text:span><text:span text:style-name="T206">participante</text:span><text:span text:style-name="T202">, </text:span><text:span text:style-name="T203">este tem a função de apresentar a evolução do evento de verificar o melhor momento para terminar o evento a fim de minimizar gastos, podendo ser </text:span><text:span text:style-name="T211">prolongada</text:span><text:span text:style-name="T203"> ou </text:span><text:span text:style-name="T211">encolhida</text:span><text:span text:style-name="T203"> de acordo com a evolução do evento, sugerir acréscimo/decréscimo de itens, aumentando a jornada dos participantes e os ressarci</text:span><text:span text:style-name="T211">r</text:span><text:span text:style-name="T203"> por oras adicionais, recalculando os lucros e despesas, </text:span><text:span text:style-name="T210"><text:s/>se for o caso, o clima, e eventos acontecendo simultaneamente, </text:span><text:span text:style-name="T208">histórico de eventos <text:s/></text:span><text:span text:style-name="T211">feitos</text:span><text:span text:style-name="T208"> no local, temas parecidos etc.</text:span><text:span text:style-name="T210"> além de verificar o raio de alcance dos </text:span><text:span text:style-name="T197">participantes</text:span><text:span text:style-name="T210"> ao evento em questão, apresentando dados sobre o potencial </text:span><text:span text:style-name="T209">lucro/desperdícios,</text:span><text:span text:style-name="T210"> caso o evento seja desperdícios, deve sugerir o cancelamento ou quando for potencialmente prejudicial para a empresa interna um evento criado por um participante.</text:span></text:p>
      <text:p text:style-name="P3"><text:span text:style-name="T210">→</text:span><text:span text:style-name="T252"> </text:span><text:span text:style-name="T89">conferir</text:span><text:span text:style-name="T252">:</text:span></text:p>
      <text:p text:style-name="P139"><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5"><text:span text:style-name="T147">→ </text:span><text:span text:style-name="T3">ListaDeItens</text:span><text:span text:style-name="T147">:</text:span></text:p>
      <text:p text:style-name="P138"><text:tab/>ApresentaTodos os itens que deverão ser usados durante o evento com o relacionamento que descreva exatamente onde, no que e em qual momento deva ser usado.<text:tab/></text:p>
      <text:p text:style-name="P35"><text:span text:style-name="T147">→ </text:span><text:span text:style-name="T3">listaDeFornecedores</text:span><text:span text:style-name="T147">:</text:span></text:p>
      <text:p text:style-name="P138"><text:tab/>ApresentaTodos os fornecedores que contratados e seus respectivos produtos. <text:span text:style-name="T434">Cadastrados ou não no sitema.</text:span></text:p>
      <text:p text:style-name="P35"><text:span text:style-name="T147">→ </text:span><text:span text:style-name="T3">listaDeServidores</text:span><text:span text:style-name="T147">:</text:span></text:p>
      <text:p text:style-name="P138"><text:tab/>Lista todos os participantes estáticos e dinâmico que estão no evento, permitindo a alteração do estatus de um participante de estático para dinâmico e virse e versa.</text:p>
      <text:p text:style-name="P136">→<text:span text:style-name="T330"> </text:span><text:span text:style-name="T33">rascunho de propagandas</text:span></text:p>
      <text:p text:style-name="P136"><text:tab/><text:span text:style-name="T331">Tem como abjetivo salvar em uma lista para que possa ser posteriormente publicada, editada, etc. Além de apresentar de maneira visual o resultado final.</text:span></text:p>
      <text:p text:style-name="P134">→<text:span text:style-name="T30">d</text:span><text:span text:style-name="T3">espertador</text:span></text:p>
      <text:p text:style-name="P134"><text:tab/><text:span text:style-name="T300">Q</text:span>ue funcione para múltiplos horários, <text:span text:style-name="T140">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32"><text:span text:style-name="T297">→</text:span><text:span text:style-name="T28">pesquizaClimática</text:span></text:p>
      <text:p text:style-name="P132"><text:tab/>O sistema deve pesquisar o clima e informar para a agenda e as projeções do clima para a o mês.</text:p>
      <text:p text:style-name="P137">→<text:span text:style-name="T34">participantes de evento</text:span></text:p>
      <text:p text:style-name="P137"><text:tab/><text:span text:style-name="T332">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88">Ficha de dados de perfil:</text:p>
      <text:p text:style-name="P34"><text:tab/>Deve haver diferenciação de dados públicos e privados.</text:p>
      <text:p text:style-name="P27"><text:tab/></text:p>
      <text:section text:style-name="Sect1" text:name="Seção1">
        <text:p text:style-name="P30">Razão Social: </text:p>
        <text:p text:style-name="P30">Endereço: </text:p>
        <text:p text:style-name="P30">Cidade: </text:p>
        <text:p text:style-name="P30">Estado: </text:p>
        <text:p text:style-name="P30">País: </text:p>
        <text:p text:style-name="P30">CEP: </text:p>
        <text:p text:style-name="P30">Tel: </text:p>
        <text:p text:style-name="P30">Fax: </text:p>
        <text:p text:style-name="P30">CNPJ: </text:p>
        <text:p text:style-name="P33">CPF:</text:p>
        <text:p text:style-name="P33">RG:</text:p>
        <text:p text:style-name="P32">Título eleitora:</text:p>
        <text:p text:style-name="P32">CNH:</text:p>
        <text:p text:style-name="P31">Passaporte:</text:p>
        <text:p text:style-name="P30">Inscr. Estadual: </text:p>
        <text:p text:style-name="P30">Inscr. Municipal: </text:p>
        <text:p text:style-name="P30">Horário Comercial: </text:p>
        <text:p text:style-name="P30">E-mail: </text:p>
        <text:p text:style-name="P30">Redes sociais:</text:p>
      </text:section>
      <text:p text:style-name="P27"/>
      <text:p text:style-name="P29"><text:tab/><text:span text:style-name="T134">Localização da empresa, através do mapa.</text:span></text:p>
      <text:p text:style-name="P29"/>
      <text:p text:style-name="P170"><text:tab/>*Deve ser melhorado <text:span text:style-name="T126">a entrada de dados para </text:span><text:s/><text:span text:style-name="T126">melhor ajustes das </text:span>documentações necessária que compõe as empresas e trabalhadores <text:span text:style-name="T122">autônomos.</text:span></text:p>
      <text:p text:style-name="P169"><text:tab/>* <text:span text:style-name="T135">preciso organizar melhor as fichas especificas para os </text:span><text:span text:style-name="T206">participante</text:span></text:p>
      <text:p text:style-name="P168">.</text:p>
      <text:p text:style-name="P167"/>
      <text:p text:style-name="P171"><text:tab/><text:span text:style-name="T123">Sobre: área para uma breve descrição do que é a empresa o com o que trabalha, permitindo uma imagem logo.</text:span></text:p>
      <text:p text:style-name="P171"/>
      <text:p text:style-name="P172"><text:tab/><text:span text:style-name="T124">Conexão para os parceiros do </text:span><text:span text:style-name="T206">participante</text:span><text:span text:style-name="T124">.</text:span></text:p>
      <text:p text:style-name="P171"/>
      <text:p text:style-name="P171"><text:tab/><text:span text:style-name="T125">Certificações e/ou dados profissional e/ou curriculum empresarial.</text:span></text:p>
      <text:p text:style-name="P167"/>
      <text:p text:style-name="P28"><text:tab/><text:span text:style-name="T121">Histórico de eventos:*(1) aqui deve ser possível publicar fotos, vídeos, e textos referentes aos eventos promovidos ou participados pelo </text:span><text:span text:style-name="T206">participante</text:span><text:span text:style-name="T121">,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06">participante</text:span><text:span text:style-name="T121">, as fotos devem ser postadas no instagran, e os textos devem ser armazenados nos bancos de dados com o mesmo número limite de caracteres do twitter, sendo possível twittalos, os </text:span><text:span text:style-name="T206">participante</text:span><text:span text:style-name="T121"> devem ser estimulados a cria as contas necessárias para poupar ao máximo os bancos de dados, e aumentar o alcance de propagandas.</text:span></text:p>
      <text:p text:style-name="P27"/>
      <text:p text:style-name="P26"><text:tab/>Deve ser possível adicionar meta dados a todos os itens citados acima.</text:p>
      <text:p text:style-name="P26"/>
      <text:p text:style-name="P23"><text:span text:style-name="T4">Ficha </text:span><text:span text:style-name="T3">Modulo de propagandas:</text:span><text:span text:style-name="T5">*(1)</text:span></text:p>
      <text:p text:style-name="P25">Deve apresentar gráficos, assim que possíveis, de outros <text:span text:style-name="T206">participante</text:span> que criaram propagandas anteriormente, mostrando o cruzamento de dados para gerar maior eficiência das propagandas, <text:span text:style-name="T133">comparando com eventos que não contrataram propagandas, esse serviço deve publicar através das redes sociais para um maior alcance.</text:span></text:p>
      <text:p text:style-name="P24"/>
      <text:p text:style-name="P22"><text:span text:style-name="T284"><text:tab/>D</text:span>eve apresentar uma lista selecionável de itens a serem levados em consideração durante a criação de qualquer propaganda <text:span text:style-name="T132">para uma melhor experiência.</text:span></text:p>
      <text:list xml:id="list8930660991654112424" text:style-name="L2">
        <text:list-item>
          <text:p text:style-name="P214">números de <text:span text:style-name="T294">participantes</text:span> atingidos.</text:p>
        </text:list-item>
        <text:list-item>
          <text:p text:style-name="P174">Língua do local de exibção da propaganda</text:p>
        </text:list-item>
        <text:list-item>
          <text:p text:style-name="P175">características dos <text:span text:style-name="T294">participantes</text:span> atingidos.</text:p>
        </text:list-item>
        <text:list-item>
          <text:p text:style-name="P175"><text:s/>renda dos <text:span text:style-name="T294">participantes</text:span> atingidos.</text:p>
        </text:list-item>
        <text:list-item>
          <text:p text:style-name="P175"><text:s/>região dos <text:span text:style-name="T294">participantes</text:span> atingidos.</text:p>
        </text:list-item>
        <text:list-item>
          <text:p text:style-name="P175"><text:s/>tipo de investimento de <text:span text:style-name="T294">participantes</text:span> atingidos.</text:p>
        </text:list-item>
        <text:list-item>
          <text:p text:style-name="P176"><text:s/>proximidade dos <text:span text:style-name="T294">participantes</text:span> atingidos.</text:p>
        </text:list-item>
        <text:list-item>
          <text:p text:style-name="P177"><text:s/>idade dos <text:span text:style-name="T294">participantes</text:span> atingidos.</text:p>
        </text:list-item>
        <text:list-item>
          <text:p text:style-name="P178">Conexões/contatos dos <text:span text:style-name="T206">participante</text:span> atingidos.</text:p>
        </text:list-item>
        <text:list-item>
          <text:p text:style-name="P217">Número de conexões do participante</text:p>
        </text:list-item>
      </text:list>
      <text:p text:style-name="P1"/>
      <text:p text:style-name="P87">ficha de agenda:</text:p>
      <text:p text:style-name="P135"><text:tab/><text:span text:style-name="T141">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35"><text:span text:style-name="T298"><text:tab/></text:span>Exemplo: quando um <text:span text:style-name="T294">participantes</text:span> for criar uma marcação para algum compromisso, ele criara um sinalizador de importância, esse será referenciado na hora de apresentar as notificações.</text:p>
      <text:p text:style-name="P135"/>
      <text:p text:style-name="P133"><text:tab/>→ <text:span text:style-name="T297">D</text:span>espertador</text:p>
      <text:p text:style-name="P131"><text:tab/>→ <text:span text:style-name="T297">Sistema de pesquisa climática.</text:span></text:p>
      <text:p text:style-name="P130"><text:tab/>→<text:span text:style-name="T301"> Curva de evolução de eventos.</text:span></text:p>
      <text:p text:style-name="P129"><text:tab/>→ Chat </text:p>
      <text:p text:style-name="P110"><text:tab/>→<text:span text:style-name="T303"> M</text:span>onitoramento de eventos múltiplos.</text:p>
      <text:p text:style-name="P109"><text:tab/>→<text:span text:style-name="T304">Editor de histórico de publicações.</text:span></text:p>
      <text:p text:style-name="P128"><text:tab/><text:span text:style-name="T296">→ Checklist.</text:span></text:p>
      <text:p text:style-name="P128"/>
      <text:p text:style-name="P93">Deve conter os seguintes campos</text:p>
      <text:p text:style-name="P93"><text:tab/>Titulo:</text:p>
      <text:p text:style-name="P93"><text:tab/>Data:</text:p>
      <text:p text:style-name="P93"><text:tab/>duração:</text:p>
      <text:p text:style-name="P93"><text:tab/>participantes → este deve ser preenchido pelo sistema. <text:span text:style-name="T285">Apresenta uma projeção dos lucros que seriam obtidos, se houvesse lucros significativos</text:span>.</text:p>
      <text:p text:style-name="P93"><text:tab/><text:span text:style-name="T143">Descrição:</text:span></text:p>
      <text:p text:style-name="P93"><text:tab/><text:span text:style-name="T143">dados do evento:</text:span></text:p>
      <text:list xml:id="list3706260972739331335" text:style-name="L3">
        <text:list-item>
          <text:p text:style-name="P215">Telefone dos envolvidos.</text:p>
        </text:list-item>
        <text:list-item>
          <text:p text:style-name="P179">Descrição formal.</text:p>
        </text:list-item>
        <text:list-item>
          <text:p text:style-name="P180">Número de <text:span text:style-name="T294">participantes estáticos</text:span> → este deve ser preenchido pelo sistema.</text:p>
        </text:list-item>
        <text:list-item>
          <text:p text:style-name="P181">Local → este deve ser preenchido pelo sistema.</text:p>
        </text:list-item>
        <text:list-item>
          <text:p text:style-name="P182">Gastos.</text:p>
        </text:list-item>
        <text:list-item>
          <text:p text:style-name="P185">Estimativa de lucros, e os lucros.</text:p>
        </text:list-item>
        <text:list-item>
          <text:p text:style-name="P185">Cardápio → Formatado para impressão.</text:p>
        </text:list-item>
        <text:list-item>
          <text:p text:style-name="P183">Propagandas externas/internas → <text:span text:style-name="T294">participantes</text:span> <text:span text:style-name="T295">alvos que</text:span> tenham financiado <text:s/>para garantir espaço de publicações.</text:p>
        </text:list-item>
        <text:list-item>
          <text:p text:style-name="P184">Temática do evento → dia das bruxas, baile de mascaras, coffee break, etc.</text:p>
        </text:list-item>
        <text:list-item>
          <text:p text:style-name="P186">Meta dados.</text:p>
        </text:list-item>
        <text:list-item>
          <text:p text:style-name="P187"><text:span text:style-name="T144">Raio de alcance de participantes estáticos → gráfico que mostra de onde a </text:span><text:span text:style-name="T128">maior parte</text:span><text:span text:style-name="T144"> dos participantes estáticos vem, e qual a distância de suas moradia para o evento.</text:span></text:p>
        </text:list-item>
        <text:list-item>
          <text:p text:style-name="P188">Alugueis e serviços contratados.</text:p>
        </text:list-item>
        <text:list-item>
          <text:p text:style-name="P189">Produtos comercializáveis durante o evento.</text:p>
        </text:list-item>
      </text:list>
      <text:p text:style-name="P92"/>
      <text:p text:style-name="P86">Ficha de múltiplo monitoramento:</text:p>
      <text:p text:style-name="P85"><text:tab/><text:span text:style-name="T147"><text:tab/></text:span><text:span text:style-name="T214">Lista de funcionalidades de visualização digital não presencial de evolução do evento. </text:span><text:span text:style-name="T216">Área</text:span><text:span text:style-name="T215"> d</text:span><text:span text:style-name="T216">e</text:span><text:span text:style-name="T215"> notificações de acontecimentos em tempo real. </text:span><text:span text:style-name="T213">Tem como objetivo mostra de maneira gráfica a posição dos participantes envolvidos em um mesmo evento no mapa, com estimativa de tempo de chegada ao evento, ou para </text:span><text:span text:style-name="T217">alterr para uma</text:span><text:span text:style-name="T213"> melhor rota até o evento.</text:span></text:p>
      <text:p text:style-name="P127"/>
      <text:p text:style-name="P126"><text:tab/>→Curva de evolução de evento.</text:p>
      <text:p text:style-name="P84"><text:tab/><text:span text:style-name="T148">→Habilitar o sistema de avaliação.</text:span></text:p>
      <text:p text:style-name="P108"><text:tab/>→<text:span text:style-name="T145">Habilitar sistema de confirmação de presença.</text:span></text:p>
      <text:p text:style-name="P106"><text:tab/>→<text:span text:style-name="T146">Notificações de roubo.</text:span></text:p>
      <text:p text:style-name="P106"><text:tab/>→<text:span text:style-name="T272">Checklis.</text:span></text:p>
      <text:p text:style-name="P107"><text:tab/>→<text:span text:style-name="T290">vitrine.</text:span></text:p>
      <text:p text:style-name="P106"/>
      <text:p text:style-name="P83">Ficha Editor de eventos.</text:p>
      <text:p text:style-name="P81"><text:span text:style-name="T149"><text:tab/>Subsistema apresentado pelo </text:span><text:span text:style-name="T224">outdoor</text:span><text:span text:style-name="T149">, <text:s/></text:span><text:span text:style-name="T153">deve garantir que o </text:span><text:span text:style-name="T197">participante </text:span><text:span text:style-name="T198">principal</text:span><text:span text:style-name="T153"> não cometa erros, </text:span><text:span text:style-name="T156">como esquecer itens básicos ou colocar o número de participantes dinâmicos inferior ao numero mínimo necessário para um dado volume de participantes </text:span><text:span text:style-name="T182">e</text:span><text:span text:style-name="T156">státicos</text:span><text:span text:style-name="T153">, sempre que possível o notificá-lo de algum problema, </text:span><text:span text:style-name="T154">incentivá-lo a criar publicações comerciais com o intuito de aumentar o alcance da publicidade e com isso o lucro, </text:span><text:span text:style-name="T155">sugerindo, com base em registros de outros </text:span><text:span text:style-name="T206">participante</text:span><text:span text:style-name="T207">s</text:span><text:span text:style-name="T155">, publicações igualmente lucrativas</text:span><text:span text:style-name="T149">. </text:span><text:span text:style-name="T172">Deve poder criar publicações em outras mídias. </text:span><text:span text:style-name="T180">Gerar um arquivo editável e que sofra alterações de acordo com a necessidade, exemplo:</text:span></text:p>
      <text:p text:style-name="P80"><text:span text:style-name="T180"><text:tab/>Um </text:span><text:span text:style-name="T197">participante</text:span><text:span text:style-name="T180"> cria um evento, ele sugere um valor de investimento, após criação do evento um arquivo </text:span><text:span text:style-name="T129">checklist</text:span><text:span text:style-name="T180"> é criado, nele cont</text:span><text:span text:style-name="T181">é</text:span><text:span text:style-name="T180">m, cardápio, participantes, </text:span><text:span text:style-name="T181">etc,</text:span><text:span text:style-name="T180"> ele precisa alterar os custos das bebidas do cardápio fazendo isso ele automaticamente terá alterações no custo de produção, </text:span><text:span text:style-name="T181">e vice-versa.</text:span></text:p>
      <text:p text:style-name="P82"><text:span text:style-name="T181">O </text:span><text:span text:style-name="T147">checkliste é adicionado a agenda.</text:span></text:p>
      <text:p text:style-name="P125"><text:tab/></text:p>
      <text:p text:style-name="P79"><text:span text:style-name="T149"><text:tab/>→ </text:span><text:span text:style-name="T157">C</text:span><text:span text:style-name="T150">hecklist.</text:span></text:p>
      <text:p text:style-name="P79"><text:span text:style-name="T150"><text:tab/>→</text:span><text:span text:style-name="T151"> </text:span><text:span text:style-name="T157">S</text:span><text:span text:style-name="T151">istema de notificação de roubos ou danos materiais.</text:span></text:p>
      <text:p text:style-name="P124"><text:tab/>→ Lista de múltiplos eventos.</text:p>
      <text:p text:style-name="P79"><text:span text:style-name="T152"><text:tab/>→ </text:span><text:span text:style-name="T157">Editor de cardápio.</text:span></text:p>
      <text:p text:style-name="P79"><text:span text:style-name="T153"><text:tab/>→ </text:span><text:span text:style-name="T158">Caixa de sugestões.</text:span></text:p>
      <text:p text:style-name="P78"><text:span text:style-name="T158"><text:tab/>→ </text:span><text:span text:style-name="T159">Distinção</text:span><text:span text:style-name="T158"> </text:span><text:span text:style-name="T159">de eventos(público/privado) - </text:span><text:span text:style-name="T162">se público deve, em tempo real, avaliar as condições de lucro e investimentos.</text:span></text:p>
      <text:p text:style-name="P77"><text:span text:style-name="T158"><text:tab/>→ Capita</text:span><text:span text:style-name="T160">dor de receita, para comparação </text:span><text:span text:style-name="T161">entre o investido e o lucro</text:span><text:span text:style-name="T160">.</text:span></text:p>
      <text:p text:style-name="P76"><text:span text:style-name="T158"><text:tab/>→</text:span><text:span text:style-name="T164"> G</text:span><text:span text:style-name="T163">erenciador de maketing.</text:span></text:p>
      <text:p text:style-name="P75"><text:span text:style-name="T158"><text:tab/>→ </text:span><text:span text:style-name="T165">Vitrine </text:span><text:span text:style-name="T166">.</text:span></text:p>
      <text:list xml:id="list2741033508198779389" text:style-name="L4">
        <text:list-item>
          <text:p text:style-name="P216"/>
        </text:list-item>
        <text:list-item>
          <text:p text:style-name="P190"/>
        </text:list-item>
      </text:list>
      <text:p text:style-name="P73"><text:span text:style-name="T147"><text:tab/>→</text:span><text:span text:style-name="T174"> </text:span><text:span text:style-name="T169">Editor de contratos.</text:span></text:p>
      <text:p text:style-name="P74"><text:span text:style-name="T168"><text:tab/>→ </text:span><text:span text:style-name="T173">Múltiplos monitoramentos.</text:span></text:p>
      <text:p text:style-name="P73"><text:span text:style-name="T170"><text:tab/>→</text:span><text:span text:style-name="T171"> Simulador.</text:span></text:p>
      <text:p text:style-name="P73"><text:span text:style-name="T171">→</text:span><text:span text:style-name="T240"> </text:span><text:span text:style-name="T399">Gerador</text:span><text:span text:style-name="T240">:</text:span></text:p>
      <text:p text:style-name="P73"><text:span text:style-name="T240"><text:tab/>Gera com base em dados, bem sucedidos, novos eventos </text:span><text:span text:style-name="T241">propagandas etc.</text:span><text:span text:style-name="T240"> </text:span></text:p>
      <text:p text:style-name="P73"><text:span text:style-name="T241">→</text:span><text:span text:style-name="T242"> </text:span><text:span text:style-name="T400">ReculperaDados</text:span><text:span text:style-name="T242">:</text:span></text:p>
      <text:p text:style-name="P123"><text:tab/>Recupera os dados para do usuário ou de todos os participantes do sistema fazendo buscas seletivas como média moda, média ponderada etc.</text:p>
      <text:p text:style-name="P73"><text:span text:style-name="T242">→</text:span><text:span text:style-name="T243"> </text:span><text:span text:style-name="T401">GeraGrafico</text:span><text:span text:style-name="T243">:</text:span></text:p>
      <text:p text:style-name="P98"><text:tab/>Apresenta um gráficos gerados apartir dos dados recuperados podendo cria situações hipotéticas alterando os graficos manualmente.</text:p>
      <text:p text:style-name="P98">→<text:span text:style-name="T421"> </text:span><text:span text:style-name="T93">EventoGraficoMaxMin</text:span><text:span text:style-name="T421">:</text:span></text:p>
      <text:p text:style-name="P98"><text:tab/><text:span text:style-name="T422">apresenta o maximo e minimo atingivel apartir dos dados recohidos durante o evento.</text:span></text:p>
      <text:p text:style-name="P98">→<text:span text:style-name="T422"> </text:span><text:span text:style-name="T94">maximizar</text:span><text:span text:style-name="T422">:</text:span></text:p>
      <text:p text:style-name="P98"><text:tab/><text:span text:style-name="T422">Permite alterar o rumo do evento durante a execulção do mesmo, alterando o checlist para garantir a execulção dos novos serviços oferecidos.</text:span></text:p>
      <text:p text:style-name="P73"><text:span text:style-name="T243">→</text:span><text:span text:style-name="T244"> </text:span><text:span text:style-name="T402">Avaliador</text:span><text:span text:style-name="T244">:</text:span></text:p>
      <text:p text:style-name="P122"><text:tab/>Capta os dados recuperados comparando com os dados introduzidos pelo sistema afim de ch<text:span text:style-name="T423">e</text:span>gar em um denominador comum.</text:p>
      <text:p text:style-name="P73"><text:span text:style-name="T171">→</text:span><text:span text:style-name="T239"> </text:span><text:span text:style-name="T393">criarIngresso</text:span><text:span text:style-name="T239">:</text:span></text:p>
      <text:p text:style-name="P121"><text:tab/>Permite a criação de ingressos alem de possiblilitar acesso aos modulos de alteração impulsionamento etc, devendo ao fim da criação do ingresso ser possível salvar na lista de ingressos para recuperação posterior.</text:p>
      <text:p text:style-name="P73"><text:span text:style-name="T171">→</text:span><text:span text:style-name="T235"> </text:span><text:span text:style-name="T378">ListaDeIngressos</text:span><text:span text:style-name="T235">:</text:span></text:p>
      <text:p text:style-name="P119"><text:tab/>Sistema que permite apresentar todos os ingressos cadastrados, do participante e ingressos publicos listando primeiro os impulsionados e os com maior n<text:span text:style-name="T391">ú</text:span>mero de estrelas. <text:span text:style-name="T392">Quando utilizados devem fornercer estrelas para seu criador</text:span></text:p>
      <text:p text:style-name="P118">→<text:span text:style-name="T375"> </text:span><text:span text:style-name="T54">VisualizadorDeEvento</text:span><text:span text:style-name="T375">:</text:span></text:p>
      <text:p text:style-name="P118"><text:tab/><text:span text:style-name="T375">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2">→ CalculadoraDeLucro:</text:p>
      <text:p text:style-name="P72"><text:tab/><text:span text:style-name="T147">Sistema cujo a finalidade é está verificando e calculando dados de custos e lucros durante a criaçao de eventos além de ganrantir que não haja, sem quaquer tipo de aviso, alguma contradição entre os lucros e custos. </text:span><text:span text:style-name="T231">E um modelo simplificado de calculadora que resolva equações permita a criaçao de uma lista temporaria com os calculos realizados podendo voltar ao mesmo e re calcular </text:span><text:span text:style-name="T232">alem de poder colocar tags</text:span><text:span text:style-name="T231">.</text:span></text:p>
      <text:p text:style-name="P117">→<text:span text:style-name="T388"> </text:span><text:span text:style-name="T66">ListaDeCardapio</text:span><text:span text:style-name="T388">:</text:span></text:p>
      <text:p text:style-name="P116"><text:tab/><text:span text:style-name="T388">Consiste em mostrar todas os cardapios cadastrados no sistema pelo usuário e tabém os cardapios públicos, podendo ser selecionados, e permitindo acesso para edição de acordo com o nível de permição do usuário com o cardapio. </text:span><text:s/><text:span text:style-name="T392">Q</text:span>uando utilizados devem fornercer estrelas para seu criador.</text:p>
      <text:p text:style-name="P71">Ficha de sumuladores.</text:p>
      <text:p text:style-name="P71"><text:tab/>→<text:span text:style-name="T287"> </text:span><text:span text:style-name="T177">Deve conter um editor de </text:span><text:span text:style-name="T178">eventos com os seguintes itens:</text:span></text:p>
      <text:p text:style-name="P71"><text:span text:style-name="T178"><text:tab/>→</text:span><text:span text:style-name="T183"> monitor - toda via esse usará dados criados pelo sistema </text:span><text:span text:style-name="T184">de similação.</text:span></text:p>
      <text:list xml:id="list584524238060907788" text:style-name="L5">
        <text:list-item>
          <text:p text:style-name="P192">Simular engarrafamento nas rotas dos participantes dinâmicos.</text:p>
        </text:list-item>
        <text:list-item>
          <text:p text:style-name="P192">Simula ausência de confirmação de participante dinâmico.</text:p>
        </text:list-item>
        <text:list-item>
          <text:p text:style-name="P193">Simular alteração de rota de todos os participantes.</text:p>
        </text:list-item>
        <text:list-item>
          <text:p text:style-name="P193">Simular abastecimento imprevisto durante o acontecimento do evento.</text:p>
        </text:list-item>
        <text:list-item>
          <text:p text:style-name="P193">Simular acréscimo/decréscimo de participantes durante o evento.</text:p>
        </text:list-item>
        <text:list-item>
          <text:p text:style-name="P194"><text:span text:style-name="T288">Simulação </text:span>de publicidades.</text:p>
        </text:list-item>
        <text:list-item>
          <text:p text:style-name="P195">Simular outros eventos acontecendo.</text:p>
        </text:list-item>
        <text:list-item>
          <text:p text:style-name="P195">Simula n<text:span text:style-name="T289">í</text:span>vel de pessoas.</text:p>
        </text:list-item>
        <text:list-item>
          <text:p text:style-name="P196">Simulador de tempo.</text:p>
        </text:list-item>
      </text:list>
      <text:p text:style-name="P106"><text:tab/></text:p>
      <text:p text:style-name="P70">Ficha checklist</text:p>
      <text:p text:style-name="P70"><text:tab/><text:span text:style-name="T199">Para o modulo terá como foco a organização de um documento em formato de lista, possível de ser alterada, e com um sistema de confi</text:span><text:span text:style-name="T245">rm</text:span><text:span text:style-name="T199">ação de dados listados, algo como uma marca de confer</text:span><text:span text:style-name="T245">e</text:span><text:span text:style-name="T199">. </text:span><text:span text:style-name="T200">Al</text:span><text:span text:style-name="T201">é</text:span><text:span text:style-name="T200">m de disponibilizar de maneira visual os </text:span><text:soft-page-break/><text:span text:style-name="T200">investimentos feitos, de maneira geral ou individual e que sofra atualizações mediante qualquer alteração feita na lista.</text:span></text:p>
      <text:p text:style-name="P163">Campos de maior importância:</text:p>
      <text:list xml:id="list7868840231604686372" text:style-name="L6">
        <text:list-item>
          <text:p text:style-name="P197">participante dinâmicos</text:p>
        </text:list-item>
        <text:list-item>
          <text:p text:style-name="P197">participantes alvo</text:p>
        </text:list-item>
        <text:list-item>
          <text:p text:style-name="P197">número de participantes estáticos</text:p>
        </text:list-item>
        <text:list-item>
          <text:p text:style-name="P197">aluguéis</text:p>
        </text:list-item>
        <text:list-item>
          <text:p text:style-name="P199">serviços</text:p>
        </text:list-item>
        <text:list-item>
          <text:p text:style-name="P198">cardápio</text:p>
        </text:list-item>
        <text:list-item>
          <text:p text:style-name="P200">propagandas</text:p>
        </text:list-item>
        <text:list-item>
          <text:p text:style-name="P201">orçamento</text:p>
        </text:list-item>
        <text:list-item>
          <text:p text:style-name="P201">lucro</text:p>
          <text:p text:style-name="P202"/>
        </text:list-item>
      </text:list>
      <text:p text:style-name="P69">Ficha de editor de cardápio</text:p>
      <text:p text:style-name="P69"><text:tab/><text:span text:style-name="T218">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19">erá registrado no histórico do criador.</text:span></text:p>
      <text:p text:style-name="P115"/>
      <text:list xml:id="list3664098764853935591" text:style-name="L7">
        <text:list-item>
          <text:p text:style-name="P203">autor</text:p>
        </text:list-item>
        <text:list-item>
          <text:p text:style-name="P203">empresa</text:p>
        </text:list-item>
        <text:list-item>
          <text:p text:style-name="P203">titulo</text:p>
        </text:list-item>
        <text:list-item>
          <text:p text:style-name="P203">descrição</text:p>
        </text:list-item>
        <text:list-item>
          <text:p text:style-name="P203">ingredientes</text:p>
        </text:list-item>
        <text:list-item>
          <text:p text:style-name="P203">modo de preparo</text:p>
        </text:list-item>
        <text:list-item>
          <text:p text:style-name="P203">guarnições</text:p>
        </text:list-item>
        <text:list-item>
          <text:p text:style-name="P203">maneria de consumo</text:p>
        </text:list-item>
        <text:list-item>
          <text:p text:style-name="P203">dados extras</text:p>
        </text:list-item>
      </text:list>
      <text:p text:style-name="P94"/>
      <text:p text:style-name="P68"/>
      <text:p text:style-name="P67">Ficha de avaliação</text:p>
      <text:p text:style-name="P114"><text:tab/>Esse modulo deve apresentar para um participante uma lista de características básicas, e um editor de pontuação, podendo se estender através de tagsf</text:p>
      <text:p text:style-name="P162">características básicas:</text:p>
      <text:list xml:id="list7604031816650744643" text:style-name="L8">
        <text:list-item>
          <text:p text:style-name="P204">pontualidade</text:p>
        </text:list-item>
        <text:list-item>
          <text:p text:style-name="P204">organização</text:p>
        </text:list-item>
        <text:list-item>
          <text:p text:style-name="P205">entendimento das funções a serem exercidas</text:p>
        </text:list-item>
        <text:list-item>
          <text:p text:style-name="P206">honestidade</text:p>
        </text:list-item>
        <text:list-item>
          <text:p text:style-name="P207">velocidade</text:p>
        </text:list-item>
        <text:list-item>
          <text:p text:style-name="P207">confiabilidade</text:p>
        </text:list-item>
        <text:list-item>
          <text:p text:style-name="P208">multidisciplinaridade</text:p>
        </text:list-item>
      </text:list>
      <text:p text:style-name="P95"/>
      <text:p text:style-name="P95">além do espaço para tags avaliativas, os tags com muito uso serão anexadas as características básicas.</text:p>
      <text:p text:style-name="P95"/>
      <text:p text:style-name="P65">Ficha vitrine</text:p>
      <text:p text:style-name="P65"><text:tab/><text:span text:style-name="T221">Tem como principal características apresentar os participantes da rede de modo a facilitar a preenchimento de uma solicitação para um evento, estes podendo serem separados por classe, custos etc.</text:span></text:p>
      <text:p text:style-name="P65"><text:span text:style-name="T147"><text:tab/></text:span><text:span text:style-name="T221">características de ordenação da busca na vitrine</text:span></text:p>
      <text:list xml:id="list2798815934425120962" text:style-name="L9">
        <text:list-item>
          <text:p text:style-name="P212"><text:span text:style-name="T167">M</text:span><text:span text:style-name="T220">elhor aparência.</text:span></text:p>
        </text:list-item>
        <text:list-item>
          <text:p text:style-name="P191">Idade mais adequada.</text:p>
        </text:list-item>
        <text:list-item>
          <text:p text:style-name="P209">Participante projetado por publicações.</text:p>
        </text:list-item>
        <text:list-item>
          <text:p text:style-name="P209">Compradores de publicidade. </text:p>
        </text:list-item>
      </text:list>
      <text:list xml:id="list659124511707714126" text:style-name="L10">
        <text:list-item>
          <text:p text:style-name="P211">Colaboradores por benefícios cedidos.</text:p>
        </text:list-item>
        <text:list-item>
          <text:p text:style-name="P211">Investidores.</text:p>
        </text:list-item>
        <text:list-item>
          <text:p text:style-name="P210">Com melhor avaliação.</text:p>
        </text:list-item>
        <text:list-item>
          <text:p text:style-name="P210">Com o maior número de indicações.</text:p>
        </text:list-item>
        <text:list-item>
          <text:p text:style-name="P210">Com maior número de eventos.</text:p>
        </text:list-item>
        <text:list-item>
          <text:p text:style-name="P213"><text:span text:style-name="T147">Com o maior número de </text:span><text:span text:style-name="T167">certificações.</text:span></text:p>
        </text:list-item>
      </text:list>
      <text:p text:style-name="P113"><text:tab/></text:p>
      <text:p text:style-name="P105"><text:span text:style-name="T14">Ficha </text:span><text:span text:style-name="T15">do modulo </text:span><text:span text:style-name="T14">loja:</text:span></text:p>
      <text:p text:style-name="P112"><text:tab/>→ Serviço de compra/venda.</text:p>
      <text:p text:style-name="P105"><text:tab/><text:tab/><text:span text:style-name="T283">Lista de itens comercializáveis com seu respectivos valores em uma miniatura de forma que seja possível acessar a pagina de finalização de vedas.</text:span></text:p>
      <text:p text:style-name="P105"><text:tab/><text:tab/><text:span text:style-name="T279">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05"><text:tab/><text:span text:style-name="T278">Seleção de categorias, onde será descrito características como faixa de preço, boa avaliação do produto (por participante ou pelo vendedor), marcas, pelo preço, pela relevância, etc.</text:span></text:p>
      <text:p text:style-name="P105"><text:tab/>→<text:span text:style-name="T293"> Promoções da loja, esses produtos serão acessíveis de fora da loja.</text:span></text:p>
      <text:p text:style-name="P105"><text:tab/>→<text:span text:style-name="T293"> Propagandas do sistema.</text:span><text:tab/><text:tab/><text:tab/></text:p>
      <text:p text:style-name="P105"><text:tab/>→<text:span text:style-name="T293"> Devoluções extraordinárias.</text:span></text:p>
      <text:p text:style-name="P111"><text:tab/>→JustInTimeCom<text:span text:style-name="T286">m</text:span>erce – comercialização e atendimento rápido onde a loja se compromete a entregar um produto em um tempo muito curto, podendo ser penalizada caso não entregue no tempo contratado.</text:p>
      <text:p text:style-name="P105"><text:tab/>→<text:span text:style-name="T274"> Controle de estoque.</text:span></text:p>
      <text:p text:style-name="P105"><text:tab/>→<text:span text:style-name="T274"> Cadastro de itens.</text:span></text:p>
      <text:p text:style-name="P105"><text:tab/>→<text:span text:style-name="T275"> Atendimento ao cliente.</text:span></text:p>
      <text:p text:style-name="P105"><text:tab/>→<text:span text:style-name="T276"> Aluguel.</text:span></text:p>
      <text:p text:style-name="P105"><text:tab/>→<text:span text:style-name="T277"> Serviços.</text:span></text:p>
      <text:p text:style-name="P105"><text:tab/>→<text:span text:style-name="T280"> Frete.</text:span></text:p>
      <text:p text:style-name="P105"><text:tab/>→<text:span text:style-name="T306">Formatos de vendas, exemplo: listas de casamento, carrinho de compras, lista de desejos exposta a participantes.</text:span></text:p>
      <text:p text:style-name="P105"><text:s/><text:tab/><text:span text:style-name="T307">Deve-se apresentar o número de visitas, quais palavras mais buscadas na rede</text:span></text:p>
      <text:p text:style-name="P161">extras:</text:p>
      <text:p text:style-name="P104">*(1) possível hierarquia <text:span text:style-name="T337">entre</text:span> os objetos.</text:p>
      <text:p text:style-name="P104"/>
      <text:p text:style-name="P66">Observações:</text:p>
      <text:p text:style-name="P103">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03">2 O sistema deve prover a possibilidade de produzir festas no modelo americano, onde seus participantes se diponibilizam a trazer alguns itens da festa.</text:p>
      <text:p text:style-name="P102">3 Os eventos devem apresentar o raio de alcanse, que poderará ser alterado mediante investimentos do proprietário da publicação, al<text:span text:style-name="T367">é</text:span>m de mostrar um gr<text:span text:style-name="T367">á</text:span>fico que contenha o alcanse/tempo da propaganda com e sem o investimento, <text:span text:style-name="T367">usuários que estiverem no alcance do raio receberá a propaganda no outdoor</text:span>.</text:p>
      <text:p text:style-name="P101">4 <text:span text:style-name="T320">Indivíduos, não cadastrados, terão apenas o serviço de</text:span><text:span text:style-name="T339"> criação de eventos com a possibilidade de acesso a vitrine apresentando apenas os profissionais pouco requisitados,</text:span><text:span text:style-name="T320"> esses eventos funcionaram apenas como exemplo sendo impossível a finalização sem o cadastro que deve ser apresentado ao termino da </text:span><text:span text:style-name="T339">criação de eventos.</text:span><text:span text:style-name="T320"> </text:span><text:span text:style-name="T309">O</text:span><text:span text:style-name="T311"> </text:span><text:span text:style-name="T324">participante</text:span><text:span text:style-name="T311"> tera visibilidade de compra</text:span><text:span text:style-name="T318">r</text:span><text:span text:style-name="T311"> nas lojas, e dos participantes, que deve ser apresentada da mesma forma que a criação de eventos</text:span><text:span text:style-name="T320">. </text:span></text:p>
      <text:p text:style-name="P100"><text:span text:style-name="T320">5 </text:span><text:span text:style-name="T309">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57">6 eventos não serão responsávei por apresentar raio de alcanse e sim a propaganda.</text:p>
      <text:p text:style-name="P156">7 Deve haver 3 lista de participantes, os da vitrine que emgloba a todos cadastrados no sistema, os amigos, que representa pessoas que seguem o participante, e o grupo participante que representa pessoas vinculadas a um evento ou propaganda. </text:p>
      <text:p text:style-name="P155">8 O sistema deve ser capás de guardar dados de eventos para criar grupode de estátisticas afim de maximizar eventos internos do sistema.</text:p>
      <text:p text:style-name="P154">9 Indicadores de eventos devem sugerir a melhor e mais licrativa forma de se produzir com base em dados de outros eventos alertando em casos de imcompatibilidade com as devidas explicações.</text:p>
      <text:p text:style-name="P153">10 a vitrine deve ser composta pelos promotores de eventos participantes estáticos/dinâmicos casas de eventos, fornecedores empresas de marketing etc</text:p>
      <text:p text:style-name="P152">11 vitrine poderar retornar listas, como quem promove, quem trabalha, que se diverte, quem fornece, <text:span text:style-name="T377">atrações </text:span>etc.</text:p>
      <text:p text:style-name="P151">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50">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9">14 promoções no sisema deve ganhar visão com mais facilidade.</text:p>
      <text:p text:style-name="P159">15 a geração automatica deve considerar os gastos do usuário na produção e dedicar 15% para propaganda e 10% para compra de itens como receitas, cardápio, layout etc.</text:p>
      <text:p text:style-name="P160">15 toda lista deve comparar horarios de criação de novos itens para lista garantindo que o participante sempre saiba quando já existe algo cadastrado no horario que o mesmo tenta cadastrar um novo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10T05:14:45.275558824</dc:date>
    <meta:editing-duration>P4DT8H59M15S</meta:editing-duration>
    <meta:editing-cycles>905</meta:editing-cycles>
    <meta:generator>LibreOffice/5.1.4.2$Linux_X86_64 LibreOffice_project/10m0$Build-2</meta:generator>
    <meta:document-statistic meta:table-count="0" meta:image-count="0" meta:object-count="0" meta:page-count="4" meta:paragraph-count="478" meta:word-count="7354" meta:character-count="48546" meta:non-whitespace-character-count="41434"/>
  </office:meta>
</office:document-meta>
</file>